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5.607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Normal_20_3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20_3">
      <style:table-cell-properties fo:padding="0.071cm"/>
    </style:style>
    <style:style style:name="ce4" style:family="table-cell" style:parent-style-name="Normal_20_3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20_3">
      <style:table-cell-properties fo:background-color="#ff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20_3">
      <style:table-cell-properties style:diagonal-bl-tr="none" style:diagonal-tl-br="none" fo:border="0.2pt solid #000000" fo:padding="0.071cm" style:rotation-align="none"/>
    </style:style>
    <style:style style:name="ce11" style:family="table-cell" style:parent-style-name="Normal_20_3">
      <style:table-cell-properties fo:background-color="#ff99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fo:padding="0.071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20_3">
      <style:table-cell-properties fo:background-color="#ffcc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20_3">
      <style:table-cell-properties fo:background-color="#ffcc99" fo:padding="0.071cm"/>
    </style:style>
    <style:style style:name="ce18" style:family="table-cell" style:parent-style-name="Normal_20_3">
      <style:table-cell-properties fo:background-color="#ffff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Normal_20_3">
      <style:table-cell-properties fo:background-color="#ffff99" fo:padding="0.071cm"/>
    </style:style>
    <style:style style:name="ce20" style:family="table-cell" style:parent-style-name="Normal_20_3">
      <style:table-cell-properties fo:background-color="#ff9900" fo:padding="0.071cm"/>
    </style:style>
    <style:style style:name="ce21" style:family="table-cell" style:parent-style-name="Normal_20_3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20_3" style:data-style-name="N125">
      <style:table-cell-properties fo:padding="0.071cm"/>
    </style:style>
    <style:style style:name="ce23" style:family="table-cell" style:parent-style-name="Normal_20_3" style:data-style-name="N125">
      <style:table-cell-properties fo:background-color="#ffff99" fo:padding="0.071cm"/>
    </style:style>
    <style:style style:name="ce24" style:family="table-cell" style:parent-style-name="Normal_20_3" style:data-style-name="N125">
      <style:table-cell-properties fo:background-color="#cc99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Normal_20_3" style:data-style-name="N125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Normal_20_3" style:data-style-name="N125">
      <style:table-cell-properties fo:background-color="#ffff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Normal_20_3" style:data-style-name="N125">
      <style:table-cell-properties fo:background-color="#ffff00" fo:padding="0.071cm"/>
    </style:style>
    <style:style style:name="ce29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table table:name="Nodes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4" table:default-cell-style-name="ce3"/>
        <table:table-column table:style-name="co8" table:default-cell-style-name="ce3"/>
        <table:table-column table:style-name="co9" table:number-columns-repeated="15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odel Ref</text:p>
          </table:table-cell>
          <table:table-cell table:style-name="ce2" office:value-type="string">
            <text:p>Company</text:p>
          </table:table-cell>
          <table:table-cell table:style-name="ce2" office:value-type="string">
            <text:p>WRZ</text:p>
          </table:table-cell>
          <table:table-cell table:style-name="ce2" office:value-type="string">
            <text:p>Option Type</text:p>
          </table:table-cell>
          <table:table-cell table:style-name="ce2" office:value-type="string">
            <text:p>Earliest Start Year</text:p>
          </table:table-cell>
          <table:table-cell table:style-name="ce2" office:value-type="string">
            <text:p>Asset life</text:p>
          </table:table-cell>
          <table:table-cell table:style-name="ce21" office:value-type="string">
            <text:p>NYAA</text:p>
          </table:table-cell>
          <table:table-cell table:style-name="ce21" office:value-type="string">
            <text:p>DYAA</text:p>
          </table:table-cell>
          <table:table-cell table:style-name="ce21" office:value-type="string">
            <text:p>DYCP</text:p>
          </table:table-cell>
          <table:table-cell table:style-name="ce21" office:value-type="string">
            <text:p>MDO</text:p>
          </table:table-cell>
          <table:table-cell table:number-columns-repeated="15"/>
        </table:table-row>
        <table:table-row table:style-name="ro1">
          <table:table-cell table:style-name="ce2" table:number-columns-repeated="8"/>
          <table:table-cell table:number-columns-repeated="4" table:style-name="ce21" office:value-type="string">
            <text:p>Ml/d</text:p>
          </table:table-cell>
          <table:table-cell table:number-columns-repeated="15"/>
        </table:table-row>
        <table:table-row table:style-name="ro2">
          <table:table-cell office:value-type="string">
            <text:p>PRT-DES-PRT-0030</text:p>
          </table:table-cell>
          <table:table-cell office:value-type="string">
            <text:p>Portsmouth Harbour Desalination Plant</text:p>
          </table:table-cell>
          <table:table-cell office:value-type="string">
            <text:p>Sop684_ph2b</text:p>
          </table:table-cell>
          <table:table-cell table:number-columns-repeated="2" office:value-type="string">
            <text:p>PRT</text:p>
          </table:table-cell>
          <table:table-cell office:value-type="string">
            <text:p>DES</text:p>
          </table:table-cell>
          <table:table-cell office:value-type="float" office:value="2021">
            <text:p>2021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EFF-PRT-0060</text:p>
          </table:table-cell>
          <table:table-cell office:value-type="string">
            <text:p>Budds Farm Effluent Reuse</text:p>
          </table:table-cell>
          <table:table-cell office:value-type="string">
            <text:p>Sop685_ph2b</text:p>
          </table:table-cell>
          <table:table-cell table:number-columns-repeated="2" office:value-type="string">
            <text:p>PRT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PRT-EGW-PRT-0040</text:p>
          </table:table-cell>
          <table:table-cell office:value-type="string">
            <text:p>Worlds End Maximise DO</text:p>
          </table:table-cell>
          <table:table-cell office:value-type="string">
            <text:p>Sop686_ph2b</text:p>
          </table:table-cell>
          <table:table-cell table:number-columns-repeated="2" office:value-type="string">
            <text:p>PRT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ESW-PRT-0070</text:p>
          </table:table-cell>
          <table:table-cell office:value-type="string">
            <text:p>River Itchen 10 Ml/d</text:p>
          </table:table-cell>
          <table:table-cell office:value-type="string">
            <text:p>Sop687_ph2b</text:p>
          </table:table-cell>
          <table:table-cell table:number-columns-repeated="2" office:value-type="string">
            <text:p>PRT</text:p>
          </table:table-cell>
          <table:table-cell office:value-type="string">
            <text:p>E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ESW-PRT-0071</text:p>
          </table:table-cell>
          <table:table-cell office:value-type="string">
            <text:p>River Itchen 20 Ml/d</text:p>
          </table:table-cell>
          <table:table-cell office:value-type="string">
            <text:p>Sop688_ph2b</text:p>
          </table:table-cell>
          <table:table-cell table:number-columns-repeated="2" office:value-type="string">
            <text:p>PRT</text:p>
          </table:table-cell>
          <table:table-cell office:value-type="string">
            <text:p>E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ESW-PRT-0072</text:p>
          </table:table-cell>
          <table:table-cell office:value-type="string">
            <text:p>River Itchen 30 Ml/d</text:p>
          </table:table-cell>
          <table:table-cell office:value-type="string">
            <text:p>Sop689_ph2b</text:p>
          </table:table-cell>
          <table:table-cell table:number-columns-repeated="2" office:value-type="string">
            <text:p>PRT</text:p>
          </table:table-cell>
          <table:table-cell office:value-type="string">
            <text:p>E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30">
            <text:p>30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PRT-RES-PRT-0010</text:p>
          </table:table-cell>
          <table:table-cell office:value-type="string">
            <text:p>R013 Havant Thicket A</text:p>
          </table:table-cell>
          <table:table-cell office:value-type="string">
            <text:p>Sop690_ph2b</text:p>
          </table:table-cell>
          <table:table-cell table:number-columns-repeated="2" office:value-type="string">
            <text:p>PRT</text:p>
          </table:table-cell>
          <table:table-cell office:value-type="string">
            <text:p>RES</text:p>
          </table:table-cell>
          <table:table-cell office:value-type="float" office:value="2022">
            <text:p>2022</text:p>
          </table:table-cell>
          <table:table-cell office:value-type="float" office:value="80">
            <text:p>80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24">
            <text:p>24.00 </text:p>
          </table:table-cell>
          <table:table-cell table:style-name="ce22" office:value-type="float" office:value="21">
            <text:p>21.00 </text:p>
          </table:table-cell>
          <table:table-cell table:style-name="ce22" office:value-type="float" office:value="40">
            <text:p>4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WTW-PRT-0020</text:p>
          </table:table-cell>
          <table:table-cell office:value-type="string">
            <text:p>Farlington Wash water recovery (a)</text:p>
          </table:table-cell>
          <table:table-cell office:value-type="string">
            <text:p>Sop691_ph2b</text:p>
          </table:table-cell>
          <table:table-cell table:number-columns-repeated="2" office:value-type="string">
            <text:p>PRT</text:p>
          </table:table-cell>
          <table:table-cell office:value-type="string">
            <text:p>WT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2" office:value-type="float" office:value="8.16583333333333">
            <text:p>8.17 </text:p>
          </table:table-cell>
          <table:table-cell table:style-name="ce22" office:value-type="float" office:value="7.17">
            <text:p>7.17 </text:p>
          </table:table-cell>
          <table:table-cell table:style-name="ce22" office:value-type="float" office:value="7.46875">
            <text:p>7.47 </text:p>
          </table:table-cell>
          <table:table-cell table:style-name="ce22" office:value-type="float" office:value="5.27791666666667">
            <text:p>5.28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WTW-PRT-0021</text:p>
          </table:table-cell>
          <table:table-cell office:value-type="string">
            <text:p>Farlington Washwater Recovery (b)</text:p>
          </table:table-cell>
          <table:table-cell office:value-type="string">
            <text:p>Sop692_ph2b</text:p>
          </table:table-cell>
          <table:table-cell table:number-columns-repeated="2" office:value-type="string">
            <text:p>PRT</text:p>
          </table:table-cell>
          <table:table-cell office:value-type="string">
            <text:p>WT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3" table:style-name="ce22" office:value-type="float" office:value="9.56">
            <text:p>9.56 </text:p>
          </table:table-cell>
          <table:table-cell table:style-name="ce22" office:value-type="float" office:value="9.26125">
            <text:p>9.26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ASR-ESU-0030</text:p>
          </table:table-cell>
          <table:table-cell office:value-type="string">
            <text:p>North Downs Unconfined Chalk AR</text:p>
          </table:table-cell>
          <table:table-cell office:value-type="string">
            <text:p>Sop693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ASR</text:p>
          </table:table-cell>
          <table:table-cell office:value-type="float" office:value="2027">
            <text:p>202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ASR-ESU-0040</text:p>
          </table:table-cell>
          <table:table-cell office:value-type="string">
            <text:p>North Downs LGS ASR</text:p>
          </table:table-cell>
          <table:table-cell office:value-type="string">
            <text:p>Sop694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ASR</text:p>
          </table:table-cell>
          <table:table-cell office:value-type="float" office:value="2027">
            <text:p>202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2.5">
            <text:p>2.5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ASR-SUT-0090</text:p>
          </table:table-cell>
          <table:table-cell office:value-type="string">
            <text:p>North Downs Confined Chalk AR extension 1</text:p>
          </table:table-cell>
          <table:table-cell office:value-type="string">
            <text:p>Sop701_ph2b</text:p>
          </table:table-cell>
          <table:table-cell office:value-type="string">
            <text:p>SES</text:p>
          </table:table-cell>
          <table:table-cell office:value-type="string">
            <text:p>SUT</text:p>
          </table:table-cell>
          <table:table-cell office:value-type="string">
            <text:p>ASR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ASR-SUT-0091</text:p>
          </table:table-cell>
          <table:table-cell office:value-type="string">
            <text:p>North Downs Confined Chalk AR extension 2</text:p>
          </table:table-cell>
          <table:table-cell office:value-type="string">
            <text:p>Sop1000_ph2b</text:p>
          </table:table-cell>
          <table:table-cell office:value-type="string">
            <text:p>SES</text:p>
          </table:table-cell>
          <table:table-cell office:value-type="string">
            <text:p>SUT</text:p>
          </table:table-cell>
          <table:table-cell office:value-type="string">
            <text:p>ASR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S-EGW-ESU-0070</text:p>
          </table:table-cell>
          <table:table-cell office:value-type="string">
            <text:p>Enhance borehole output (Lower Greensand) - increase in pump capacity &amp; pesticide treatment at Source 35</text:p>
          </table:table-cell>
          <table:table-cell office:value-type="string">
            <text:p>Sop695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77">
            <text:p>0.77 </text:p>
          </table:table-cell>
          <table:table-cell table:style-name="ce22" office:value-type="float" office:value="1.85">
            <text:p>1.85 </text:p>
          </table:table-cell>
          <table:table-cell table:style-name="ce22" office:value-type="float" office:value="0.77">
            <text:p>0.7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S-EGW-ESU-0080</text:p>
          </table:table-cell>
          <table:table-cell office:value-type="string">
            <text:p>Upgrade WTW (Lower Greensand) - ammonia and pesticide treatment at Source 25</text:p>
          </table:table-cell>
          <table:table-cell office:value-type="string">
            <text:p>Sop696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38">
            <text:p>0.38 </text:p>
          </table:table-cell>
          <table:table-cell table:style-name="ce22" office:value-type="float" office:value="2.57">
            <text:p>2.57 </text:p>
          </table:table-cell>
          <table:table-cell table:style-name="ce22" office:value-type="float" office:value="0.38">
            <text:p>0.38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ESU-0110</text:p>
          </table:table-cell>
          <table:table-cell office:value-type="string">
            <text:p>Replacement borehole at Source 34</text:p>
          </table:table-cell>
          <table:table-cell office:value-type="string">
            <text:p>Sop1001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37">
            <text:p>1.37 </text:p>
          </table:table-cell>
          <table:table-cell table:style-name="ce22" office:value-type="float" office:value="2.14">
            <text:p>2.14 </text:p>
          </table:table-cell>
          <table:table-cell table:style-name="ce22" office:value-type="float" office:value="1.37">
            <text:p>1.37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ESU-0120</text:p>
          </table:table-cell>
          <table:table-cell office:value-type="string">
            <text:p>Hydrogen sulphide treatment at Source 34</text:p>
          </table:table-cell>
          <table:table-cell office:value-type="string">
            <text:p>Sop1002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0.77">
            <text:p>0.77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ESU-0130</text:p>
          </table:table-cell>
          <table:table-cell office:value-type="string">
            <text:p>Refurbishment of and UV treatment at Source 38</text:p>
          </table:table-cell>
          <table:table-cell office:value-type="string">
            <text:p>Sop1003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37">
            <text:p>1.37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ESU-0170</text:p>
          </table:table-cell>
          <table:table-cell office:value-type="string">
            <text:p>Lowering pumps at Sources 17 and 18</text:p>
          </table:table-cell>
          <table:table-cell office:value-type="string">
            <text:p>Sop1004_ph2b</text:p>
          </table:table-cell>
          <table:table-cell office:value-type="string">
            <text:p>SES</text:p>
          </table:table-cell>
          <table:table-cell table:style-name="ce16" office:value-type="string">
            <text:p>SUT</text:p>
          </table:table-cell>
          <table:table-cell office:value-type="string">
            <text:p>EGW</text:p>
          </table:table-cell>
          <table:table-cell table:style-name="ce17"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14.5">
            <text:p>14.5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SUT-0100</text:p>
          </table:table-cell>
          <table:table-cell office:value-type="string">
            <text:p>Pump capacity increase at Source 40</text:p>
          </table:table-cell>
          <table:table-cell office:value-type="string">
            <text:p>Sop1005_ph2b</text:p>
          </table:table-cell>
          <table:table-cell office:value-type="string">
            <text:p>SES</text:p>
          </table:table-cell>
          <table:table-cell office:value-type="string">
            <text:p>SUT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NGW-ESU-0050</text:p>
          </table:table-cell>
          <table:table-cell office:value-type="string">
            <text:p>New borehole (Mole Valley Chalk) - at Source 20</text:p>
          </table:table-cell>
          <table:table-cell office:value-type="string">
            <text:p>Sop697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N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3.148">
            <text:p>3.15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S-NGW-ESU-0060</text:p>
          </table:table-cell>
          <table:table-cell office:value-type="string">
            <text:p>New borehole (Lower Greensand) - mains connection at Source 39</text:p>
          </table:table-cell>
          <table:table-cell office:value-type="string">
            <text:p>Sop698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N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3.4">
            <text:p>3.4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RES-ESU-0020</text:p>
          </table:table-cell>
          <table:table-cell office:value-type="string">
            <text:p>Raising of Bough Beech reservoir</text:p>
          </table:table-cell>
          <table:table-cell office:value-type="string">
            <text:p>Sop699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RES</text:p>
          </table:table-cell>
          <table:table-cell office:value-type="float" office:value="2017">
            <text:p>2017</text:p>
          </table:table-cell>
          <table:table-cell office:value-type="float" office:value="80">
            <text:p>80</text:p>
          </table:table-cell>
          <table:table-cell table:number-columns-repeated="2" table:style-name="ce23" office:value-type="float" office:value="4.9">
            <text:p>4.90 </text:p>
          </table:table-cell>
          <table:table-cell table:style-name="ce22" office:value-type="float" office:value="0">
            <text:p>0.00 </text:p>
          </table:table-cell>
          <table:table-cell table:style-name="ce23" office:value-type="float" office:value="4.9">
            <text:p>4.9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WTW-ESU-0013</text:p>
          </table:table-cell>
          <table:table-cell office:value-type="string">
            <text:p>Increase Bough Beech WTW capacity from 50Ml/d to 70Ml/d - Items 1, 2 &amp; 3</text:p>
          </table:table-cell>
          <table:table-cell office:value-type="string">
            <text:p>Sop700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WTW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20">
            <text:p>20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WTW-ESU-0014</text:p>
          </table:table-cell>
          <table:table-cell office:value-type="string">
            <text:p>Increase Bough Beech WTW capacity from 50Ml/d to 70Ml/d - Items 1 &amp; 2</text:p>
          </table:table-cell>
          <table:table-cell office:value-type="string">
            <text:p>Sop1006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WTW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20">
            <text:p>20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WTW-ESU-0015</text:p>
          </table:table-cell>
          <table:table-cell office:value-type="string">
            <text:p>Increase Bough Beech WTW capacity from 50Ml/d to 70Ml/d - Items 1</text:p>
          </table:table-cell>
          <table:table-cell office:value-type="string">
            <text:p>Sop1007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WTW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20">
            <text:p>20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WTW-SUT-0140</text:p>
          </table:table-cell>
          <table:table-cell office:value-type="string">
            <text:p>UV treatment for Source 6</text:p>
          </table:table-cell>
          <table:table-cell office:value-type="string">
            <text:p>Sop1008_ph2b</text:p>
          </table:table-cell>
          <table:table-cell office:value-type="string">
            <text:p>SES</text:p>
          </table:table-cell>
          <table:table-cell office:value-type="string">
            <text:p>SUT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.07">
            <text:p>2.07 </text:p>
          </table:table-cell>
          <table:table-cell table:style-name="ce22" office:value-type="float" office:value="4.54">
            <text:p>4.54 </text:p>
          </table:table-cell>
          <table:table-cell table:style-name="ce22" office:value-type="float" office:value="2.07">
            <text:p>2.0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ASR-RZ4-2139</text:p>
          </table:table-cell>
          <table:table-cell office:value-type="string">
            <text:p>ASR Chalk confined (in region of Beenhams Heath PS / White)</text:p>
          </table:table-cell>
          <table:table-cell office:value-type="string">
            <text:p>Sop1009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ASR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7.5">
            <text:p>7.5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CON-RZ3-7010</text:p>
          </table:table-cell>
          <table:table-cell office:value-type="string">
            <text:p>Conjunctive Use Schemes - Eastbourne Chalk </text:p>
          </table:table-cell>
          <table:table-cell office:value-type="string">
            <text:p>Sop1010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CON</text:p>
          </table:table-cell>
          <table:table-cell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.4">
            <text:p>2.4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2.4">
            <text:p>2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CON-RZ8-7120</text:p>
          </table:table-cell>
          <table:table-cell office:value-type="string">
            <text:p>Conjunctive Use of Surface Water &amp; Groundwater -River Stour</text:p>
          </table:table-cell>
          <table:table-cell office:value-type="string">
            <text:p>Sop1011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CON</text:p>
          </table:table-cell>
          <table:table-cell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.4">
            <text:p>5.4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5.4">
            <text:p>5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DES-RZ2-4050</text:p>
          </table:table-cell>
          <table:table-cell office:value-type="string">
            <text:p>Desalination at Newhaven <text:s/>10 Ml/d output (RZ2) - Mid Sussex</text:p>
          </table:table-cell>
          <table:table-cell table:style-name="ce4" office:value-type="string">
            <text:p>Sop706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DES</text:p>
          </table:table-cell>
          <table:table-cell office:value-type="float" office:value="2023">
            <text:p>2023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9.5">
            <text:p>9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DES-RZ3-4070</text:p>
          </table:table-cell>
          <table:table-cell office:value-type="string">
            <text:p>Desalination coupled to biomass-fuelled power plant</text:p>
          </table:table-cell>
          <table:table-cell office:value-type="string">
            <text:p>Sop1012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DES</text:p>
          </table:table-cell>
          <table:table-cell office:value-type="float" office:value="2023">
            <text:p>2023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DES-RZ8-4010</text:p>
          </table:table-cell>
          <table:table-cell office:value-type="string">
            <text:p>Reculver RO Desalination of brackish groundwater</text:p>
          </table:table-cell>
          <table:table-cell office:value-type="string">
            <text:p>Sop748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DES</text:p>
          </table:table-cell>
          <table:table-cell office:value-type="float" office:value="2023">
            <text:p>2023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8.4">
            <text:p>8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2-3050</text:p>
          </table:table-cell>
          <table:table-cell office:value-type="string">
            <text:p>Effluent reuse to River Ouse: source - <text:s/>Newhaven</text:p>
          </table:table-cell>
          <table:table-cell office:value-type="string">
            <text:p>Sop1013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2-3070</text:p>
          </table:table-cell>
          <table:table-cell office:value-type="string">
            <text:p>Effluent reuse to River Ouse: source – <text:s/>Peacehaven</text:p>
          </table:table-cell>
          <table:table-cell office:value-type="string">
            <text:p>Sop1014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3-3090</text:p>
          </table:table-cell>
          <table:table-cell office:value-type="string">
            <text:p>Effluent reuse to Wallers Haven: source - <text:s/>Bexhill</text:p>
          </table:table-cell>
          <table:table-cell office:value-type="string">
            <text:p>Sop1015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6-3110</text:p>
          </table:table-cell>
          <table:table-cell office:value-type="string">
            <text:p>Aylesford effluent re-use at Aylesford</text:p>
          </table:table-cell>
          <table:table-cell office:value-type="string">
            <text:p>Sop1016_ph2b</text:p>
          </table:table-cell>
          <table:table-cell office:value-type="string">
            <text:p>SEW</text:p>
          </table:table-cell>
          <table:table-cell office:value-type="string">
            <text:p>RZ6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2.5">
            <text:p>1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8-3140</text:p>
          </table:table-cell>
          <table:table-cell office:value-type="string">
            <text:p>Indirect Use of effluent from Weatherlees WwTW - into Great Stour</text:p>
          </table:table-cell>
          <table:table-cell office:value-type="string">
            <text:p>Sop1017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6.2">
            <text:p>16.2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GW-RZ2-2163</text:p>
          </table:table-cell>
          <table:table-cell office:value-type="string">
            <text:p>New sources in Seaford Chalk</text:p>
          </table:table-cell>
          <table:table-cell office:value-type="string">
            <text:p>Sop712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6">
            <text:p>1.60 </text:p>
          </table:table-cell>
          <table:table-cell table:style-name="ce22" office:value-type="float" office:value="2.08">
            <text:p>2.08 </text:p>
          </table:table-cell>
          <table:table-cell table:style-name="ce22" office:value-type="float" office:value="1.6">
            <text:p>1.6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GW-RZ2-2221</text:p>
          </table:table-cell>
          <table:table-cell office:value-type="string">
            <text:p>Additional borehole at Sharnden (Coggins Mill)</text:p>
          </table:table-cell>
          <table:table-cell office:value-type="string">
            <text:p>Sop1019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4">
            <text:p>1.40 </text:p>
          </table:table-cell>
          <table:table-cell table:style-name="ce22" office:value-type="float" office:value="1.6">
            <text:p>1.60 </text:p>
          </table:table-cell>
          <table:table-cell table:style-name="ce22" office:value-type="float" office:value="1.4">
            <text:p>1.4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3-2150</text:p>
          </table:table-cell>
          <table:table-cell table:style-name="ce4" office:value-type="string">
            <text:p>Cowbeech groundwater - New biological treatment</text:p>
          </table:table-cell>
          <table:table-cell table:style-name="ce4" office:value-type="string">
            <text:p>Sop717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3</text:p>
          </table:table-cell>
          <table:table-cell table:style-name="ce4" office:value-type="string">
            <text:p>E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5" office:value-type="float" office:value="1.5">
            <text:p>1.50 </text:p>
          </table:table-cell>
          <table:table-cell table:style-name="ce25" office:value-type="float" office:value="1.95">
            <text:p>1.95 </text:p>
          </table:table-cell>
          <table:table-cell table:style-name="ce25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3-2162</text:p>
          </table:table-cell>
          <table:table-cell table:style-name="ce4" office:value-type="string">
            <text:p>Increase DO at Crowhurst Bridge</text:p>
          </table:table-cell>
          <table:table-cell table:style-name="ce4" office:value-type="string">
            <text:p>Sop718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3</text:p>
          </table:table-cell>
          <table:table-cell table:style-name="ce4" office:value-type="string">
            <text:p>E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1.08">
            <text:p>1.08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EGW-RZ3-2222</text:p>
          </table:table-cell>
          <table:table-cell office:value-type="string">
            <text:p>Powder Mill - Beyond licence</text:p>
          </table:table-cell>
          <table:table-cell office:value-type="string">
            <text:p>Sop1020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E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7.5">
            <text:p>7.5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SEW-EGW-RZ4-2143</text:p>
          </table:table-cell>
          <table:table-cell table:style-name="ce4" office:value-type="string">
            <text:p>Hurley - Closing the Gap</text:p>
          </table:table-cell>
          <table:table-cell table:style-name="ce4" office:value-type="string">
            <text:p>Sop728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4</text:p>
          </table:table-cell>
          <table:table-cell table:style-name="ce4" office:value-type="string">
            <text:p>E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6" office:value-type="float" office:value="6.38">
            <text:p>6.38</text:p>
          </table:table-cell>
          <table:table-cell table:style-name="ce26" office:value-type="float" office:value="9.26">
            <text:p>9.26</text:p>
          </table:table-cell>
          <table:table-cell table:style-name="ce26" office:value-type="float" office:value="6.38">
            <text:p>6.38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EGW-RZ4-2175</text:p>
          </table:table-cell>
          <table:table-cell office:value-type="string">
            <text:p>West Ham/West Ham Park - Increase DO to Aggregate Licence</text:p>
          </table:table-cell>
          <table:table-cell office:value-type="string">
            <text:p>Sop1022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E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4-2182</text:p>
          </table:table-cell>
          <table:table-cell table:style-name="ce4" office:value-type="string">
            <text:p>Woodgarston - Beyond Licence</text:p>
          </table:table-cell>
          <table:table-cell table:style-name="ce4" office:value-type="string">
            <text:p>Sop1024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4</text:p>
          </table:table-cell>
          <table:table-cell table:style-name="ce4" office:value-type="string">
            <text:p>E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4-2187</text:p>
          </table:table-cell>
          <table:table-cell table:style-name="ce4" office:value-type="string">
            <text:p>Itchel - Closing the gap</text:p>
          </table:table-cell>
          <table:table-cell table:style-name="ce4" office:value-type="string">
            <text:p>Sop1025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4</text:p>
          </table:table-cell>
          <table:table-cell table:style-name="ce4" office:value-type="string">
            <text:p>E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2" table:style-name="ce25" office:value-type="float" office:value="2.5">
            <text:p>2.50 </text:p>
          </table:table-cell>
          <table:table-cell table:style-name="ce25" office:value-type="float" office:value="4.51">
            <text:p>4.51 </text:p>
          </table:table-cell>
          <table:table-cell table:style-name="ce25" office:value-type="float" office:value="2.5">
            <text:p>2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4-2188</text:p>
          </table:table-cell>
          <table:table-cell table:style-name="ce4" office:value-type="string">
            <text:p>Boxalls Lane LGS - Closing the Gap</text:p>
          </table:table-cell>
          <table:table-cell table:style-name="ce4" office:value-type="string">
            <text:p>Sop1026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4</text:p>
          </table:table-cell>
          <table:table-cell table:style-name="ce4" office:value-type="string">
            <text:p>E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7" office:value-type="float" office:value="0.3">
            <text:p>0.30 </text:p>
          </table:table-cell>
          <table:table-cell table:style-name="ce27" office:value-type="float" office:value="1.71">
            <text:p>1.71 </text:p>
          </table:table-cell>
          <table:table-cell table:style-name="ce27" office:value-type="float" office:value="0.3">
            <text:p>0.3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1-2151</text:p>
          </table:table-cell>
          <table:table-cell office:value-type="string">
            <text:p>Groundwater development at Brown Woods</text:p>
          </table:table-cell>
          <table:table-cell office:value-type="string">
            <text:p>Sop704_ph2b</text:p>
          </table:table-cell>
          <table:table-cell office:value-type="string">
            <text:p>SEW</text:p>
          </table:table-cell>
          <table:table-cell office:value-type="string">
            <text:p>RZ1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5">
            <text:p>1.50 </text:p>
          </table:table-cell>
          <table:table-cell table:style-name="ce22" office:value-type="float" office:value="1.95">
            <text:p>1.95 </text:p>
          </table:table-cell>
          <table:table-cell table:style-name="ce22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1-2153</text:p>
          </table:table-cell>
          <table:table-cell office:value-type="string">
            <text:p>New Hastings licences: Lilley Farm</text:p>
          </table:table-cell>
          <table:table-cell office:value-type="string">
            <text:p>Sop1028_ph2b</text:p>
          </table:table-cell>
          <table:table-cell office:value-type="string">
            <text:p>SEW</text:p>
          </table:table-cell>
          <table:table-cell office:value-type="string">
            <text:p>RZ1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2" office:value-type="float" office:value="2.5">
            <text:p>2.5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NGW-RZ1-2161</text:p>
          </table:table-cell>
          <table:table-cell table:style-name="ce4" office:value-type="string">
            <text:p>Pembury and Matfield Boreholes- Closing the gap, new borehole in Ashdown Beds</text:p>
          </table:table-cell>
          <table:table-cell table:style-name="ce4" office:value-type="string">
            <text:p>Sop1029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1</text:p>
          </table:table-cell>
          <table:table-cell table:style-name="ce4" office:value-type="string">
            <text:p>N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5" office:value-type="float" office:value="0.67">
            <text:p>0.67 </text:p>
          </table:table-cell>
          <table:table-cell table:style-name="ce25" office:value-type="float" office:value="2.21">
            <text:p>2.21 </text:p>
          </table:table-cell>
          <table:table-cell table:style-name="ce25" office:value-type="float" office:value="0.67">
            <text:p>0.67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1-2226</text:p>
          </table:table-cell>
          <table:table-cell office:value-type="string">
            <text:p>Tonbridge Gravels - Beyond the Licence</text:p>
          </table:table-cell>
          <table:table-cell office:value-type="string">
            <text:p>Sop1030_ph2b</text:p>
          </table:table-cell>
          <table:table-cell office:value-type="string">
            <text:p>SEW</text:p>
          </table:table-cell>
          <table:table-cell office:value-type="string">
            <text:p>RZ1</text:p>
          </table:table-cell>
          <table:table-cell office:value-type="string">
            <text:p>N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.3">
            <text:p>4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2-2201</text:p>
          </table:table-cell>
          <table:table-cell office:value-type="string">
            <text:p>New sources Underhill Chalk</text:p>
          </table:table-cell>
          <table:table-cell office:value-type="string">
            <text:p>Sop1032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N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55">
            <text:p>1.55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SEW-NGW-RZ2-2230</text:p>
          </table:table-cell>
          <table:table-cell table:style-name="ce4" office:value-type="string">
            <text:p>Forest Row - closing the gap</text:p>
          </table:table-cell>
          <table:table-cell table:style-name="ce4" office:value-type="string">
            <text:p>Sop1033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2</text:p>
          </table:table-cell>
          <table:table-cell table:style-name="ce4" office:value-type="string">
            <text:p>N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6" office:value-type="float" office:value="1.28">
            <text:p>1.28</text:p>
          </table:table-cell>
          <table:table-cell table:style-name="ce26" office:value-type="float" office:value="2.4">
            <text:p>2.4</text:p>
          </table:table-cell>
          <table:table-cell table:style-name="ce26" office:value-type="float" office:value="1.28">
            <text:p>1.28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3-2164</text:p>
          </table:table-cell>
          <table:table-cell office:value-type="string">
            <text:p>New sources in Eastbourne Chalk</text:p>
          </table:table-cell>
          <table:table-cell office:value-type="string">
            <text:p>Sop1034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3" office:value-type="float" office:value="0">
            <text:p>0.00 </text:p>
          </table:table-cell>
          <table:table-cell table:style-name="ce22" office:value-type="float" office:value="6">
            <text:p>6.00 </text:p>
          </table:table-cell>
          <table:table-cell table:style-name="ce23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3-2224</text:p>
          </table:table-cell>
          <table:table-cell office:value-type="string">
            <text:p>Redistribution of Eastbourne chalk: Abstract water from the historical adit</text:p>
          </table:table-cell>
          <table:table-cell office:value-type="string">
            <text:p>Sop1035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4-2212</text:p>
          </table:table-cell>
          <table:table-cell office:value-type="string">
            <text:p>Confined Chalk - around Farnborough</text:p>
          </table:table-cell>
          <table:table-cell office:value-type="string">
            <text:p>Sop1036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3">
            <text:p>3.00 </text:p>
          </table:table-cell>
          <table:table-cell table:style-name="ce22" office:value-type="float" office:value="3.5">
            <text:p>3.50 </text:p>
          </table:table-cell>
          <table:table-cell table:style-name="ce22" office:value-type="float" office:value="3">
            <text:p>3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4-2231</text:p>
          </table:table-cell>
          <table:table-cell office:value-type="string">
            <text:p>River Thames Gravels - around Bray Gravel</text:p>
          </table:table-cell>
          <table:table-cell office:value-type="string">
            <text:p>Sop1037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">
            <text:p>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7-2071</text:p>
          </table:table-cell>
          <table:table-cell office:value-type="string">
            <text:p>Bewl Bridge Boreholes - New BH off-site &amp; new 4Ml/d WTW</text:p>
          </table:table-cell>
          <table:table-cell office:value-type="string">
            <text:p>Sop743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2" office:value-type="float" office:value="4">
            <text:p>4.0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7-2072</text:p>
          </table:table-cell>
          <table:table-cell office:value-type="string">
            <text:p>Bewl Bridge Boreholes - New BH off -site</text:p>
          </table:table-cell>
          <table:table-cell office:value-type="string">
            <text:p>Sop1039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N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2" office:value-type="float" office:value="4">
            <text:p>4.0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NGW-RZ7-2248</text:p>
          </table:table-cell>
          <table:table-cell table:style-name="ce4" office:value-type="string">
            <text:p>Goudhurst Pumping Station - bridging the licence gap</text:p>
          </table:table-cell>
          <table:table-cell table:style-name="ce4" office:value-type="string">
            <text:p>Sop1040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7</text:p>
          </table:table-cell>
          <table:table-cell table:style-name="ce4" office:value-type="string">
            <text:p>N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1.6">
            <text:p>1.6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7-2249</text:p>
          </table:table-cell>
          <table:table-cell office:value-type="string">
            <text:p>Lamberhurst Pumping Station - bridging the licence gap</text:p>
          </table:table-cell>
          <table:table-cell office:value-type="string">
            <text:p>Sop1041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2">
            <text:p>1.2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8-2251</text:p>
          </table:table-cell>
          <table:table-cell office:value-type="string">
            <text:p>New source development in the Faversham LLT GWMU</text:p>
          </table:table-cell>
          <table:table-cell office:value-type="string">
            <text:p>Sop1042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">
            <text:p>1.0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8-2252</text:p>
          </table:table-cell>
          <table:table-cell office:value-type="string">
            <text:p>New source development in the Selling LLT GWMU</text:p>
          </table:table-cell>
          <table:table-cell office:value-type="string">
            <text:p>Sop1043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">
            <text:p>1.0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SW-RZ2-1910</text:p>
          </table:table-cell>
          <table:table-cell office:value-type="string">
            <text:p>Adur to Ardingly Transfer</text:p>
          </table:table-cell>
          <table:table-cell office:value-type="string">
            <text:p>Sop713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NSW</text:p>
          </table:table-cell>
          <table:table-cell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6.5">
            <text:p>6.5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RES-RZ2-1350</text:p>
          </table:table-cell>
          <table:table-cell office:value-type="string">
            <text:p>Broyle Place Reservoir (TWL 25mAOD)</text:p>
          </table:table-cell>
          <table:table-cell office:value-type="string">
            <text:p>Sop1044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7.1">
            <text:p>17.10 </text:p>
          </table:table-cell>
          <table:table-cell table:style-name="ce22" office:value-type="float" office:value="25.65">
            <text:p>25.65 </text:p>
          </table:table-cell>
          <table:table-cell table:style-name="ce22" office:value-type="float" office:value="17.1">
            <text:p>17.1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RES-RZ2-1510</text:p>
          </table:table-cell>
          <table:table-cell office:value-type="string">
            <text:p>Goose Green Reservoir</text:p>
          </table:table-cell>
          <table:table-cell office:value-type="string">
            <text:p>Sop1045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20">
            <text:p>20.00 </text:p>
          </table:table-cell>
          <table:table-cell table:style-name="ce22" office:value-type="float" office:value="30">
            <text:p>30.00 </text:p>
          </table:table-cell>
          <table:table-cell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RES-RZ2-1522</text:p>
          </table:table-cell>
          <table:table-cell office:value-type="string">
            <text:p>Halland Reservoir (TWL 40mAOD)</text:p>
          </table:table-cell>
          <table:table-cell office:value-type="string">
            <text:p>Sop1046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7.8">
            <text:p>17.80 </text:p>
          </table:table-cell>
          <table:table-cell table:style-name="ce22" office:value-type="float" office:value="26.7">
            <text:p>26.70 </text:p>
          </table:table-cell>
          <table:table-cell table:style-name="ce22" office:value-type="float" office:value="17.8">
            <text:p>17.8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RES-RZ2-1730</text:p>
          </table:table-cell>
          <table:table-cell office:value-type="string">
            <text:p>Raise Ardingly Reservoir (Raise by 2m)</text:p>
          </table:table-cell>
          <table:table-cell office:value-type="string">
            <text:p>Sop1047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4.1">
            <text:p>4.10 </text:p>
          </table:table-cell>
          <table:table-cell table:style-name="ce22" office:value-type="float" office:value="6.15">
            <text:p>6.15 </text:p>
          </table:table-cell>
          <table:table-cell table:style-name="ce22" office:value-type="float" office:value="4.1">
            <text:p>4.1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RES-RZ3-1260</text:p>
          </table:table-cell>
          <table:table-cell office:value-type="string">
            <text:p>New Arlington Reservoir,( Filled from Ouse)</text:p>
          </table:table-cell>
          <table:table-cell office:value-type="string">
            <text:p>Sop1048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4.7">
            <text:p>14.70 </text:p>
          </table:table-cell>
          <table:table-cell table:style-name="ce22" office:value-type="float" office:value="22.05">
            <text:p>22.05 </text:p>
          </table:table-cell>
          <table:table-cell table:style-name="ce22" office:value-type="float" office:value="14.7">
            <text:p>14.7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RES-RZ3-1270</text:p>
          </table:table-cell>
          <table:table-cell office:value-type="string">
            <text:p>Raise Arlington Reservoir (Raise by 2m)</text:p>
          </table:table-cell>
          <table:table-cell office:value-type="string">
            <text:p>Sop1049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3.1">
            <text:p>3.10 </text:p>
          </table:table-cell>
          <table:table-cell table:style-name="ce22" office:value-type="float" office:value="4.65">
            <text:p>4.65 </text:p>
          </table:table-cell>
          <table:table-cell table:style-name="ce22" office:value-type="float" office:value="3.1">
            <text:p>3.1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RES-RZ3-1593</text:p>
          </table:table-cell>
          <table:table-cell office:value-type="string">
            <text:p>Broad Farm Reservoir (TWL 30mAOD)</text:p>
          </table:table-cell>
          <table:table-cell office:value-type="string">
            <text:p>Sop1050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8.5">
            <text:p>18.50 </text:p>
          </table:table-cell>
          <table:table-cell table:style-name="ce22" office:value-type="float" office:value="27.75">
            <text:p>27.75 </text:p>
          </table:table-cell>
          <table:table-cell table:style-name="ce22" office:value-type="float" office:value="18.5">
            <text:p>18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RES-RZ8-1072</text:p>
          </table:table-cell>
          <table:table-cell office:value-type="string">
            <text:p>Broad Oak Reservoir - Alternative 1b (2,815 Ml; 32.5m AOD) - Reduced size</text:p>
          </table:table-cell>
          <table:table-cell office:value-type="string">
            <text:p>Sop753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9">
            <text:p>9.00 </text:p>
          </table:table-cell>
          <table:table-cell table:style-name="ce22" office:value-type="float" office:value="13.5">
            <text:p>13.50 </text:p>
          </table:table-cell>
          <table:table-cell table:style-name="ce22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5" office:value-type="string">
            <text:p>SEW-RTR-SHA-5660</text:p>
          </table:table-cell>
          <table:table-cell table:style-name="ce5" office:value-type="string">
            <text:p>Wallers Haven (river abstraction) to Darwell Reservoir via Hazards Green</text:p>
          </table:table-cell>
          <table:table-cell table:style-name="ce5" office:value-type="string">
            <text:p>Sop755_ph2b</text:p>
          </table:table-cell>
          <table:table-cell table:style-name="ce5" office:value-type="string">
            <text:p>SEW</text:p>
          </table:table-cell>
          <table:table-cell table:style-name="ce5" office:value-type="string">
            <text:p>SHA</text:p>
          </table:table-cell>
          <table:table-cell table:style-name="ce5" office:value-type="string">
            <text:p>RTR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8">
            <text:p>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WTW-RZ2-8140</text:p>
          </table:table-cell>
          <table:table-cell table:style-name="ce4" office:value-type="string">
            <text:p>Barcombe WTW- Recovery of Process losses</text:p>
          </table:table-cell>
          <table:table-cell table:style-name="ce4" office:value-type="string">
            <text:p>Sop1051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2</text:p>
          </table:table-cell>
          <table:table-cell table:style-name="ce4" office:value-type="string">
            <text:p>WT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WTW-RZ4-8040</text:p>
          </table:table-cell>
          <table:table-cell office:value-type="string">
            <text:p>Bray WTW extension</text:p>
          </table:table-cell>
          <table:table-cell office:value-type="string">
            <text:p>Sop1052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9">
            <text:p>2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WTW-RZ7-8010</text:p>
          </table:table-cell>
          <table:table-cell office:value-type="string">
            <text:p>Maytham Farm Increase ADO and PDO</text:p>
          </table:table-cell>
          <table:table-cell office:value-type="string">
            <text:p>Sop1053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.3">
            <text:p>4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WTW-RZ7-8080</text:p>
          </table:table-cell>
          <table:table-cell office:value-type="string">
            <text:p>SWS Bewl junction increase 14.6 Ml/d</text:p>
          </table:table-cell>
          <table:table-cell office:value-type="string">
            <text:p>Sop1054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4.6">
            <text:p>14.6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WTW-RZ7-8090</text:p>
          </table:table-cell>
          <table:table-cell office:value-type="string">
            <text:p>SWS Bewl junction increase 10 Ml/d</text:p>
          </table:table-cell>
          <table:table-cell office:value-type="string">
            <text:p>Sop1055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WTW-RZ7-8100</text:p>
          </table:table-cell>
          <table:table-cell office:value-type="string">
            <text:p>SWS Bewl junction increase 5 Ml/d</text:p>
          </table:table-cell>
          <table:table-cell office:value-type="string">
            <text:p>Sop1056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 RES-KTH-0054</text:p>
          </table:table-cell>
          <table:table-cell office:value-type="string">
            <text:p>Plucks Gutter WSW 10Ml/d with MRF ammendment</text:p>
          </table:table-cell>
          <table:table-cell office:value-type="string">
            <text:p>Sop1057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RES</text:p>
          </table:table-cell>
          <table:table-cell office:value-type="float" office:value="2018">
            <text:p>2018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ASR-SWO-0190</text:p>
          </table:table-cell>
          <table:table-cell office:value-type="string">
            <text:p>Sussex Coast - 8 Ml/d (Lower Greensand)</text:p>
          </table:table-cell>
          <table:table-cell office:value-type="string">
            <text:p>Sop817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ASR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ASR-SWO-0191</text:p>
          </table:table-cell>
          <table:table-cell office:value-type="string">
            <text:p>Sussex Coast - 4 Ml/d (Lower Greensand)</text:p>
          </table:table-cell>
          <table:table-cell office:value-type="string">
            <text:p>Sop818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ASR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.5">
            <text:p>2.5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2.5">
            <text:p>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0</text:p>
          </table:table-cell>
          <table:table-cell office:value-type="string">
            <text:p>Desalination Plant at Fawley, 25 Ml/d</text:p>
          </table:table-cell>
          <table:table-cell office:value-type="string">
            <text:p>Sop757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2.5">
            <text:p>12.50 </text:p>
          </table:table-cell>
          <table:table-cell table:style-name="ce22" office:value-type="float" office:value="25">
            <text:p>25.00 </text:p>
          </table:table-cell>
          <table:table-cell table:style-name="ce22" office:value-type="float" office:value="12.5">
            <text:p>1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1</text:p>
          </table:table-cell>
          <table:table-cell office:value-type="string">
            <text:p>Desalination Plant at Fawley, 45 Ml/d </text:p>
          </table:table-cell>
          <table:table-cell office:value-type="string">
            <text:p>Sop758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22.5">
            <text:p>22.50 </text:p>
          </table:table-cell>
          <table:table-cell table:style-name="ce22" office:value-type="float" office:value="45">
            <text:p>45.00 </text:p>
          </table:table-cell>
          <table:table-cell table:style-name="ce22" office:value-type="float" office:value="22.5">
            <text:p>2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2</text:p>
          </table:table-cell>
          <table:table-cell office:value-type="string">
            <text:p>Desalination Plant at Fawley, 60 Ml/d</text:p>
          </table:table-cell>
          <table:table-cell office:value-type="string">
            <text:p>Sop759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30">
            <text:p>30.00 </text:p>
          </table:table-cell>
          <table:table-cell table:style-name="ce22" office:value-type="float" office:value="60">
            <text:p>60.00 </text:p>
          </table:table-cell>
          <table:table-cell table:style-name="ce22" office:value-type="float" office:value="30">
            <text:p>3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3</text:p>
          </table:table-cell>
          <table:table-cell office:value-type="string">
            <text:p>Desalination Plan at Millbrook, 15Ml/d</text:p>
          </table:table-cell>
          <table:table-cell office:value-type="string">
            <text:p>Sop760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7.5">
            <text:p>7.50 </text:p>
          </table:table-cell>
          <table:table-cell table:style-name="ce22" office:value-type="float" office:value="15">
            <text:p>15.00 </text:p>
          </table:table-cell>
          <table:table-cell table:style-name="ce22" office:value-type="float" office:value="7.5">
            <text:p>7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4</text:p>
          </table:table-cell>
          <table:table-cell table:style-name="ce4" office:value-type="string">
            <text:p>Desalination Plan at Millbrook, 20Ml/d</text:p>
          </table:table-cell>
          <table:table-cell office:value-type="string">
            <text:p>Sop761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0">
            <text:p>10.00 </text:p>
          </table:table-cell>
          <table:table-cell table:style-name="ce22" office:value-type="float" office:value="20">
            <text:p>20.00 </text:p>
          </table:table-cell>
          <table:table-cell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5</text:p>
          </table:table-cell>
          <table:table-cell office:value-type="string">
            <text:p>Desalination Plan at Millbrook, 25Ml/d</text:p>
          </table:table-cell>
          <table:table-cell office:value-type="string">
            <text:p>Sop762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2.5">
            <text:p>12.50 </text:p>
          </table:table-cell>
          <table:table-cell table:style-name="ce22" office:value-type="float" office:value="25">
            <text:p>25.00 </text:p>
          </table:table-cell>
          <table:table-cell table:style-name="ce22" office:value-type="float" office:value="12.5">
            <text:p>1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6</text:p>
          </table:table-cell>
          <table:table-cell office:value-type="string">
            <text:p>Desalination Plan at Millbrook, 30Ml/d</text:p>
          </table:table-cell>
          <table:table-cell office:value-type="string">
            <text:p>Sop763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5">
            <text:p>15.00 </text:p>
          </table:table-cell>
          <table:table-cell table:style-name="ce22" office:value-type="float" office:value="30">
            <text:p>30.00 </text:p>
          </table:table-cell>
          <table:table-cell table:style-name="ce22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0</text:p>
          </table:table-cell>
          <table:table-cell office:value-type="string">
            <text:p>Sandown Coastal desalination IOW - 20Ml/d</text:p>
          </table:table-cell>
          <table:table-cell office:value-type="string">
            <text:p>Sop767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0">
            <text:p>10.00 </text:p>
          </table:table-cell>
          <table:table-cell table:style-name="ce22" office:value-type="float" office:value="20">
            <text:p>20.00 </text:p>
          </table:table-cell>
          <table:table-cell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1</text:p>
          </table:table-cell>
          <table:table-cell office:value-type="string">
            <text:p>Sandown Coastal desalination IOW - 8.5 Ml/d</text:p>
          </table:table-cell>
          <table:table-cell office:value-type="string">
            <text:p>Sop768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4.25">
            <text:p>4.25 </text:p>
          </table:table-cell>
          <table:table-cell table:style-name="ce22" office:value-type="float" office:value="8.5">
            <text:p>8.50 </text:p>
          </table:table-cell>
          <table:table-cell table:style-name="ce22" office:value-type="float" office:value="4.25">
            <text:p>4.25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2</text:p>
          </table:table-cell>
          <table:table-cell office:value-type="string">
            <text:p>Sandown Coastal desalination IOW - 3Ml/d</text:p>
          </table:table-cell>
          <table:table-cell office:value-type="string">
            <text:p>Sop769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.5">
            <text:p>1.50 </text:p>
          </table:table-cell>
          <table:table-cell table:style-name="ce22" office:value-type="float" office:value="3">
            <text:p>3.00 </text:p>
          </table:table-cell>
          <table:table-cell table:style-name="ce22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3</text:p>
          </table:table-cell>
          <table:table-cell office:value-type="string">
            <text:p>Sandown Coastal desalination IOW - 5Ml/d</text:p>
          </table:table-cell>
          <table:table-cell office:value-type="string">
            <text:p>Sop770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2.5">
            <text:p>2.5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2.5">
            <text:p>2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4</text:p>
          </table:table-cell>
          <table:table-cell office:value-type="string">
            <text:p>Sandown Coastal desalination IOW - 10Ml/d</text:p>
          </table:table-cell>
          <table:table-cell office:value-type="string">
            <text:p>Sop771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5</text:p>
          </table:table-cell>
          <table:table-cell office:value-type="string">
            <text:p>Sandown Coastal desalination IOW - 12.5Ml/d</text:p>
          </table:table-cell>
          <table:table-cell office:value-type="string">
            <text:p>Sop772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6.25">
            <text:p>6.25 </text:p>
          </table:table-cell>
          <table:table-cell table:style-name="ce22" office:value-type="float" office:value="12.5">
            <text:p>12.50 </text:p>
          </table:table-cell>
          <table:table-cell table:style-name="ce22" office:value-type="float" office:value="6.25">
            <text:p>6.25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6</text:p>
          </table:table-cell>
          <table:table-cell office:value-type="string">
            <text:p>Sandown Coastal desalination IOW - 15Ml/d</text:p>
          </table:table-cell>
          <table:table-cell office:value-type="string">
            <text:p>Sop773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7.5">
            <text:p>7.50 </text:p>
          </table:table-cell>
          <table:table-cell table:style-name="ce22" office:value-type="float" office:value="15">
            <text:p>15.00 </text:p>
          </table:table-cell>
          <table:table-cell table:style-name="ce22" office:value-type="float" office:value="7.5">
            <text:p>7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7</text:p>
          </table:table-cell>
          <table:table-cell office:value-type="string">
            <text:p>Sandown Coastal desalination IOW - 17.5Ml/d</text:p>
          </table:table-cell>
          <table:table-cell office:value-type="string">
            <text:p>Sop774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8.75">
            <text:p>8.75 </text:p>
          </table:table-cell>
          <table:table-cell table:style-name="ce22" office:value-type="float" office:value="17.5">
            <text:p>17.50 </text:p>
          </table:table-cell>
          <table:table-cell table:style-name="ce22" office:value-type="float" office:value="8.75">
            <text:p>8.75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8</text:p>
          </table:table-cell>
          <table:table-cell office:value-type="string">
            <text:p>Sandown Coastal desalination IOW - 22.5Ml/d</text:p>
          </table:table-cell>
          <table:table-cell office:value-type="string">
            <text:p>Sop775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1.25">
            <text:p>11.25 </text:p>
          </table:table-cell>
          <table:table-cell table:style-name="ce22" office:value-type="float" office:value="22.5">
            <text:p>22.50 </text:p>
          </table:table-cell>
          <table:table-cell table:style-name="ce22" office:value-type="float" office:value="11.25">
            <text:p>11.25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KME-0140</text:p>
          </table:table-cell>
          <table:table-cell office:value-type="string">
            <text:p>River Medway Desalination Plant, 10Ml/d</text:p>
          </table:table-cell>
          <table:table-cell office:value-type="string">
            <text:p>Sop783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5.2">
            <text:p>15.20 </text:p>
          </table:table-cell>
          <table:table-cell table:style-name="ce22" office:value-type="float" office:value="17.1">
            <text:p>17.10 </text:p>
          </table:table-cell>
          <table:table-cell table:style-name="ce22" office:value-type="float" office:value="15.2">
            <text:p>15.2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KME-0141</text:p>
          </table:table-cell>
          <table:table-cell office:value-type="string">
            <text:p>River Medway Desalination Plant, 20Ml/d</text:p>
          </table:table-cell>
          <table:table-cell office:value-type="string">
            <text:p>Sop784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26.4">
            <text:p>26.40 </text:p>
          </table:table-cell>
          <table:table-cell table:style-name="ce22" office:value-type="float" office:value="29.9">
            <text:p>29.90 </text:p>
          </table:table-cell>
          <table:table-cell table:style-name="ce22" office:value-type="float" office:value="26.4">
            <text:p>26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KME-0142</text:p>
          </table:table-cell>
          <table:table-cell office:value-type="string">
            <text:p>Isle of Sheppey Desalination (Sheerness, Minster and Leysdown-on-Sea areas) 10 Ml/d</text:p>
          </table:table-cell>
          <table:table-cell office:value-type="string">
            <text:p>Sop785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2.3">
            <text:p>12.30 </text:p>
          </table:table-cell>
          <table:table-cell table:style-name="ce22" office:value-type="float" office:value="13.8">
            <text:p>13.80 </text:p>
          </table:table-cell>
          <table:table-cell table:style-name="ce22" office:value-type="float" office:value="12.3">
            <text:p>12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KTH-0150</text:p>
          </table:table-cell>
          <table:table-cell office:value-type="string">
            <text:p>River Stour Desalination 10Ml/d</text:p>
          </table:table-cell>
          <table:table-cell office:value-type="string">
            <text:p>Sop793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KTH-0151</text:p>
          </table:table-cell>
          <table:table-cell office:value-type="string">
            <text:p>River Stour Desalination 20Ml/d</text:p>
          </table:table-cell>
          <table:table-cell office:value-type="string">
            <text:p>Sop794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BR-0030</text:p>
          </table:table-cell>
          <table:table-cell office:value-type="string">
            <text:p>Coastal Desalination Plant - Shoreham Harbour, 10Ml/d</text:p>
          </table:table-cell>
          <table:table-cell office:value-type="string">
            <text:p>Sop797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BR-0031</text:p>
          </table:table-cell>
          <table:table-cell office:value-type="string">
            <text:p>Coastal Desalination Plant - Shoreham Harbour, 20Ml/d</text:p>
          </table:table-cell>
          <table:table-cell office:value-type="string">
            <text:p>Sop798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BR-0032</text:p>
          </table:table-cell>
          <table:table-cell office:value-type="string">
            <text:p>Coastal Desalination Plant - Shoreham Harbour, 30Ml/d</text:p>
          </table:table-cell>
          <table:table-cell office:value-type="string">
            <text:p>Sop799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30">
            <text:p>3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BR-0033</text:p>
          </table:table-cell>
          <table:table-cell office:value-type="string">
            <text:p>Coastal Desalination Plant - Shoreham Harbour, 40Ml/d</text:p>
          </table:table-cell>
          <table:table-cell office:value-type="string">
            <text:p>Sop800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40">
            <text:p>4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HA-0120</text:p>
          </table:table-cell>
          <table:table-cell office:value-type="string">
            <text:p>Camber Desalination near Rye Bay 5 Ml/d</text:p>
          </table:table-cell>
          <table:table-cell office:value-type="string">
            <text:p>Sop802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SWO-0170</text:p>
          </table:table-cell>
          <table:table-cell office:value-type="string">
            <text:p>Tidal River Arun Desalination, 10Ml/d</text:p>
          </table:table-cell>
          <table:table-cell office:value-type="string">
            <text:p>Sop819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SWO-0171</text:p>
          </table:table-cell>
          <table:table-cell office:value-type="string">
            <text:p>Tidal River Arun Desalination, 20Ml/d</text:p>
          </table:table-cell>
          <table:table-cell office:value-type="string">
            <text:p>Sop820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IOW-0090</text:p>
          </table:table-cell>
          <table:table-cell office:value-type="string">
            <text:p>Sandown Effluent resure to River Yar, 10Ml/d</text:p>
          </table:table-cell>
          <table:table-cell office:value-type="string">
            <text:p>Sop776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FF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IOW-0091</text:p>
          </table:table-cell>
          <table:table-cell office:value-type="string">
            <text:p>Sandown Effluent resure to River Yar, 2.5Ml/d</text:p>
          </table:table-cell>
          <table:table-cell office:value-type="string">
            <text:p>Sop777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FF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25">
            <text:p>1.25 </text:p>
          </table:table-cell>
          <table:table-cell table:style-name="ce22" office:value-type="float" office:value="2.5">
            <text:p>2.50 </text:p>
          </table:table-cell>
          <table:table-cell table:style-name="ce22" office:value-type="float" office:value="1.25">
            <text:p>1.25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IOW-0092</text:p>
          </table:table-cell>
          <table:table-cell office:value-type="string">
            <text:p>Sandown Effluent resure to River Yar, 5Ml/d</text:p>
          </table:table-cell>
          <table:table-cell office:value-type="string">
            <text:p>Sop778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FF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.5">
            <text:p>2.5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2.5">
            <text:p>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KME-0200</text:p>
          </table:table-cell>
          <table:table-cell office:value-type="string">
            <text:p>Aylesford Effluent Reuse 20Ml/d</text:p>
          </table:table-cell>
          <table:table-cell office:value-type="string">
            <text:p>Sop786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4.4">
            <text:p>24.40 </text:p>
          </table:table-cell>
          <table:table-cell table:style-name="ce22" office:value-type="float" office:value="27.6">
            <text:p>27.60 </text:p>
          </table:table-cell>
          <table:table-cell table:style-name="ce22" office:value-type="float" office:value="24.4">
            <text:p>24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KME-0202</text:p>
          </table:table-cell>
          <table:table-cell office:value-type="string">
            <text:p>Aylesford Effluent Reuse 15Ml/d</text:p>
          </table:table-cell>
          <table:table-cell office:value-type="string">
            <text:p>Sop787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KME-0203</text:p>
          </table:table-cell>
          <table:table-cell office:value-type="string">
            <text:p>Aylesford Effluent Reuse 10Ml/d</text:p>
          </table:table-cell>
          <table:table-cell office:value-type="string">
            <text:p>Sop788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KME-0204</text:p>
          </table:table-cell>
          <table:table-cell office:value-type="string">
            <text:p>Aylesford Effluent Reuse 5Ml/d</text:p>
          </table:table-cell>
          <table:table-cell office:value-type="string">
            <text:p>Sop789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SHA-0130</text:p>
          </table:table-cell>
          <table:table-cell office:value-type="string">
            <text:p>Transfer of effluent from Bexhill and Hastings WWTW to augment storage within Darwell reservoir</text:p>
          </table:table-cell>
          <table:table-cell office:value-type="string">
            <text:p>Sop803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.62">
            <text:p>4.62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SHA-0131</text:p>
          </table:table-cell>
          <table:table-cell office:value-type="string">
            <text:p>Transfer of effluent from Bexhill and Hastings WWTW to augment storage within Powdermill reservoir</text:p>
          </table:table-cell>
          <table:table-cell office:value-type="string">
            <text:p>Sop804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.52">
            <text:p>2.52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SNO-0020</text:p>
          </table:table-cell>
          <table:table-cell office:value-type="string">
            <text:p>Effluent Recycling from Ford WTW (Membrane Bio Reactor)</text:p>
          </table:table-cell>
          <table:table-cell office:value-type="string">
            <text:p>Sop812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EFF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9">
            <text:p>19.00 </text:p>
          </table:table-cell>
          <table:table-cell table:style-name="ce22" office:value-type="float" office:value="20">
            <text:p>20.00 </text:p>
          </table:table-cell>
          <table:table-cell table:style-name="ce22" office:value-type="float" office:value="19">
            <text:p>19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EFF-SNO-0021</text:p>
          </table:table-cell>
          <table:table-cell office:value-type="string">
            <text:p>Transfer of effluent from Ford WTW (BAFF)</text:p>
          </table:table-cell>
          <table:table-cell office:value-type="string">
            <text:p>Sop813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EFF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9">
            <text:p>19.00 </text:p>
          </table:table-cell>
          <table:table-cell table:style-name="ce22" office:value-type="float" office:value="20">
            <text:p>20.00 </text:p>
          </table:table-cell>
          <table:table-cell table:style-name="ce22" office:value-type="float" office:value="19">
            <text:p>1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GW-IOW-0220</text:p>
          </table:table-cell>
          <table:table-cell office:value-type="string">
            <text:p>Ashey WSW marginal treatment (marginal treatment onsite)</text:p>
          </table:table-cell>
          <table:table-cell office:value-type="string">
            <text:p>Sop780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3">
            <text:p>0.30 </text:p>
          </table:table-cell>
          <table:table-cell table:style-name="ce22" office:value-type="float" office:value="0.5">
            <text:p>0.50 </text:p>
          </table:table-cell>
          <table:table-cell table:style-name="ce22" office:value-type="float" office:value="0.3">
            <text:p>0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GW-IOW-0221</text:p>
          </table:table-cell>
          <table:table-cell office:value-type="string">
            <text:p>Ashey WSW marginal treatment (Pumping to Knighton WSW)</text:p>
          </table:table-cell>
          <table:table-cell office:value-type="string">
            <text:p>Sop782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3">
            <text:p>0.30 </text:p>
          </table:table-cell>
          <table:table-cell table:style-name="ce22" office:value-type="float" office:value="0.5">
            <text:p>0.50 </text:p>
          </table:table-cell>
          <table:table-cell table:style-name="ce22" office:value-type="float" office:value="0.3">
            <text:p>0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GW-IOW-0230</text:p>
          </table:table-cell>
          <table:table-cell office:value-type="string">
            <text:p>Broadfields Borehole Rehabilitation</text:p>
          </table:table-cell>
          <table:table-cell office:value-type="string">
            <text:p>Sop781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2">
            <text:p>0.20 </text:p>
          </table:table-cell>
          <table:table-cell table:style-name="ce22" office:value-type="float" office:value="0.4">
            <text:p>0.40 </text:p>
          </table:table-cell>
          <table:table-cell table:style-name="ce22" office:value-type="float" office:value="0.2">
            <text:p>0.2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ESW-KME-0160</text:p>
          </table:table-cell>
          <table:table-cell office:value-type="string">
            <text:p>Licence amendment for the River Medway Scheme</text:p>
          </table:table-cell>
          <table:table-cell office:value-type="string">
            <text:p>Sop790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SW</text:p>
          </table:table-cell>
          <table:table-cell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SW-SNO-0101</text:p>
          </table:table-cell>
          <table:table-cell office:value-type="string">
            <text:p>Hardham MRF Seasonal Variation</text:p>
          </table:table-cell>
          <table:table-cell office:value-type="string">
            <text:p>Sop814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ES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SW-SNO-0320</text:p>
          </table:table-cell>
          <table:table-cell office:value-type="string">
            <text:p>Western Rother Irrigation Licences</text:p>
          </table:table-cell>
          <table:table-cell office:value-type="string">
            <text:p>Sop1059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ES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5">
            <text:p>0.50 </text:p>
          </table:table-cell>
          <table:table-cell table:style-name="ce22" office:value-type="float" office:value="3.5">
            <text:p>3.50 </text:p>
          </table:table-cell>
          <table:table-cell table:style-name="ce22" office:value-type="float" office:value="0.5">
            <text:p>0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WS-NGW-HSO-0240 </text:p>
          </table:table-cell>
          <table:table-cell table:style-name="ce4" office:value-type="string">
            <text:p>Candover Augmentation (SWS)</text:p>
          </table:table-cell>
          <table:table-cell office:value-type="string">
            <text:p>Sop764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table:style-name="ce4" office:value-type="string">
            <text:p>E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3" table:style-name="ce22" office:value-type="float" office:value="0">
            <text:p>0.00 </text:p>
          </table:table-cell>
          <table:table-cell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6" office:value-type="string">
            <text:p>SWS-NGW-HSO-0241</text:p>
          </table:table-cell>
          <table:table-cell table:style-name="ce6" office:value-type="string">
            <text:p>Candover Augmentation (PDO)</text:p>
          </table:table-cell>
          <table:table-cell table:style-name="ce6" office:value-type="string">
            <text:p>Sop1164_ph2b</text:p>
          </table:table-cell>
          <table:table-cell table:style-name="ce6" office:value-type="string">
            <text:p>SWS</text:p>
          </table:table-cell>
          <table:table-cell table:style-name="ce6" office:value-type="string">
            <text:p>HSO</text:p>
          </table:table-cell>
          <table:table-cell table:style-name="ce6" office:value-type="string">
            <text:p>ESW</text:p>
          </table:table-cell>
          <table:table-cell table:style-name="ce6" office:value-type="float" office:value="2018">
            <text:p>2018</text:p>
          </table:table-cell>
          <table:table-cell table:style-name="ce6" office:value-type="float" office:value="60">
            <text:p>60</text:p>
          </table:table-cell>
          <table:table-cell table:number-columns-repeated="2" table:style-name="ce28" office:value-type="float" office:value="0">
            <text:p>0.00 </text:p>
          </table:table-cell>
          <table:table-cell table:style-name="ce28" office:value-type="float" office:value="20">
            <text:p>20.00 </text:p>
          </table:table-cell>
          <table:table-cell table:style-name="ce28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NSW-HSO-0070</text:p>
          </table:table-cell>
          <table:table-cell office:value-type="string">
            <text:p>Relocate Otterbourne abstraction (Lower Itchen Abstraction)</text:p>
          </table:table-cell>
          <table:table-cell office:value-type="string">
            <text:p>Sop765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N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30">
            <text:p>3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NSW-HSO-0071</text:p>
          </table:table-cell>
          <table:table-cell office:value-type="string">
            <text:p>Relocate Otterbourne and Gaters Mill abstraction to tidal limit</text:p>
          </table:table-cell>
          <table:table-cell office:value-type="string">
            <text:p>Sop1060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NS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1">
            <text:p>4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NSW-SBR-0101</text:p>
          </table:table-cell>
          <table:table-cell office:value-type="string">
            <text:p>River Adur Abstraction</text:p>
          </table:table-cell>
          <table:table-cell office:value-type="string">
            <text:p>Sop801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N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NSW-SHA-0102</text:p>
          </table:table-cell>
          <table:table-cell office:value-type="string">
            <text:p>New abstraction from the River Brede and transfer to Powdermill Reservoir.</text:p>
          </table:table-cell>
          <table:table-cell office:value-type="string">
            <text:p>Sop806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NS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9">
            <text:p>0.9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RES-BEW-0263</text:p>
          </table:table-cell>
          <table:table-cell office:value-type="string">
            <text:p>Raise Bewl Water by 3000mm</text:p>
          </table:table-cell>
          <table:table-cell table:style-name="ce4" office:value-type="string">
            <text:p>Sop756_ph2b</text:p>
          </table:table-cell>
          <table:table-cell office:value-type="string">
            <text:p>SWS</text:p>
          </table:table-cell>
          <table:table-cell office:value-type="string">
            <text:p>BEW</text:p>
          </table:table-cell>
          <table:table-cell office:value-type="string">
            <text:p>RES</text:p>
          </table:table-cell>
          <table:table-cell office:value-type="float" office:value="2021">
            <text:p>2021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4.2">
            <text:p>14.20 </text:p>
          </table:table-cell>
          <table:table-cell table:style-name="ce22" office:value-type="float" office:value="16">
            <text:p>16.00 </text:p>
          </table:table-cell>
          <table:table-cell table:style-name="ce22" office:value-type="float" office:value="14.2">
            <text:p>14.2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RES-KTH-0051</text:p>
          </table:table-cell>
          <table:table-cell office:value-type="string">
            <text:p>Plucks Gutter WSW 10Ml/d</text:p>
          </table:table-cell>
          <table:table-cell office:value-type="string">
            <text:p>Sop795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RES</text:p>
          </table:table-cell>
          <table:table-cell office:value-type="float" office:value="2018">
            <text:p>2018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RES-KTH-0053</text:p>
          </table:table-cell>
          <table:table-cell office:value-type="string">
            <text:p>Plucks Gutter WSW 20Ml/d</text:p>
          </table:table-cell>
          <table:table-cell office:value-type="string">
            <text:p>Sop796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RES</text:p>
          </table:table-cell>
          <table:table-cell office:value-type="float" office:value="2018">
            <text:p>2018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RES-SHA-0270</text:p>
          </table:table-cell>
          <table:table-cell office:value-type="string">
            <text:p>Enlargement of Darwell Reservoir</text:p>
          </table:table-cell>
          <table:table-cell office:value-type="string">
            <text:p>Sop807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RES</text:p>
          </table:table-cell>
          <table:table-cell office:value-type="float" office:value="2020">
            <text:p>2020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2.47">
            <text:p>2.4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RES-SNO-0010</text:p>
          </table:table-cell>
          <table:table-cell office:value-type="string">
            <text:p>Surface Storage Reservoir at Hardham </text:p>
          </table:table-cell>
          <table:table-cell office:value-type="string">
            <text:p>Sop815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RES</text:p>
          </table:table-cell>
          <table:table-cell office:value-type="float" office:value="2030">
            <text:p>2030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26">
            <text:p>26.00 </text:p>
          </table:table-cell>
          <table:table-cell table:style-name="ce22" office:value-type="float" office:value="30">
            <text:p>30.00 </text:p>
          </table:table-cell>
          <table:table-cell table:style-name="ce22" office:value-type="float" office:value="26">
            <text:p>26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RES-SNO-0100</text:p>
          </table:table-cell>
          <table:table-cell office:value-type="string">
            <text:p>Build New Reservoir at Blackstone </text:p>
          </table:table-cell>
          <table:table-cell office:value-type="string">
            <text:p>Sop816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RES</text:p>
          </table:table-cell>
          <table:table-cell office:value-type="float" office:value="2021">
            <text:p>2021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2">
            <text:p>12.00 </text:p>
          </table:table-cell>
          <table:table-cell table:style-name="ce22" office:value-type="float" office:value="15">
            <text:p>15.00 </text:p>
          </table:table-cell>
          <table:table-cell table:style-name="ce22" office:value-type="float" office:value="12">
            <text:p>1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RES-SWO-0110</text:p>
          </table:table-cell>
          <table:table-cell office:value-type="string">
            <text:p>New Reservoir on Sussex Coast</text:p>
          </table:table-cell>
          <table:table-cell office:value-type="string">
            <text:p>Sop821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RES</text:p>
          </table:table-cell>
          <table:table-cell office:value-type="float" office:value="2020">
            <text:p>2020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SWS-RTR-HSO-0290</text:p>
          </table:table-cell>
          <table:table-cell table:style-name="ce7" office:value-type="string">
            <text:p>Transfer from Sembcorp Bournemouth Water's Knapp Mill WTW (outside the modelling region) to Southern Water at Fawley (Hants South RZ)</text:p>
          </table:table-cell>
          <table:table-cell table:style-name="ce7" office:value-type="string">
            <text:p>Sop959_ph2b</text:p>
          </table:table-cell>
          <table:table-cell table:style-name="ce15" office:value-type="string">
            <text:p>SWS</text:p>
          </table:table-cell>
          <table:table-cell table:style-name="ce7" office:value-type="string">
            <text:p>HSO</text:p>
          </table:table-cell>
          <table:table-cell table:style-name="ce7" office:value-type="string">
            <text:p>RTR</text:p>
          </table:table-cell>
          <table:table-cell table:style-name="ce7"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HSO-0280</text:p>
          </table:table-cell>
          <table:table-cell office:value-type="string">
            <text:p>56 Mld Woodmill abstraction, treatment at Otterbourne</text:p>
          </table:table-cell>
          <table:table-cell office:value-type="string">
            <text:p>Sop1061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WT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6">
            <text:p>56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HSO-0281</text:p>
          </table:table-cell>
          <table:table-cell office:value-type="string">
            <text:p>85 Mld Woodmill abstraction, treatment at Otterbourne</text:p>
          </table:table-cell>
          <table:table-cell office:value-type="string">
            <text:p>Sop1062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WT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85">
            <text:p>8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HSO-0282</text:p>
          </table:table-cell>
          <table:table-cell office:value-type="string">
            <text:p>56 Mld Woodmill abstraction, treatment at Gaters Mill</text:p>
          </table:table-cell>
          <table:table-cell office:value-type="string">
            <text:p>Sop1063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WT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6">
            <text:p>56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HSO-0283</text:p>
          </table:table-cell>
          <table:table-cell office:value-type="string">
            <text:p>85 Mld Woodmill abstraction, treatment at Gaters Mill</text:p>
          </table:table-cell>
          <table:table-cell office:value-type="string">
            <text:p>Sop1064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WT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85">
            <text:p>8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KME-0040</text:p>
          </table:table-cell>
          <table:table-cell office:value-type="string">
            <text:p>Burham WTW – Increase Treatment + Mains Capacity (10Ml/d)</text:p>
          </table:table-cell>
          <table:table-cell office:value-type="string">
            <text:p>Sop791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KME-0041</text:p>
          </table:table-cell>
          <table:table-cell office:value-type="string">
            <text:p>Burham WTW – Increase Treatment + Mains Capacity (25Ml/d)</text:p>
          </table:table-cell>
          <table:table-cell office:value-type="string">
            <text:p>Sop792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KME-0042</text:p>
          </table:table-cell>
          <table:table-cell office:value-type="string">
            <text:p>Burham WTW – Increase Treatment + Mains Capacity (45Ml/d)</text:p>
          </table:table-cell>
          <table:table-cell office:value-type="string">
            <text:p>Sop1065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5">
            <text:p>4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SWO-0300</text:p>
          </table:table-cell>
          <table:table-cell office:value-type="string">
            <text:p>Sussex North (Hardham) dependent on Hardham Winter Transfer- Phase 2</text:p>
          </table:table-cell>
          <table:table-cell office:value-type="string">
            <text:p>Sop809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<text:s/>SWS-WTW-SWO-5430</text:p>
          </table:table-cell>
          <table:table-cell table:style-name="ce4" office:value-type="string">
            <text:p>Sussex North (Hardham) dependent on Hardham Winter Transfer- Phase 1</text:p>
          </table:table-cell>
          <table:table-cell table:style-name="ce4" office:value-type="string">
            <text:p>Sop808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GUI-0580</text:p>
          </table:table-cell>
          <table:table-cell office:value-type="string">
            <text:p>dWRMP14-Aquifer storage and recovery wells-Guildford (Abbotswood)</text:p>
          </table:table-cell>
          <table:table-cell office:value-type="string">
            <text:p>Sop822_ph2b</text:p>
          </table:table-cell>
          <table:table-cell office:value-type="string">
            <text:p>TWU</text:p>
          </table:table-cell>
          <table:table-cell office:value-type="string">
            <text:p>GUI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54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4.5">
            <text:p>4.50 </text:p>
          </table:table-cell>
          <table:table-cell table:style-name="ce28" table:formula="of:=[.J154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020</text:p>
          </table:table-cell>
          <table:table-cell office:value-type="string">
            <text:p>WT253 (WS015) Artifiicial Recharge Kidbrooke</text:p>
          </table:table-cell>
          <table:table-cell office:value-type="string">
            <text:p>Sop83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55]" office:value-type="float" office:value="5">
            <text:p>5.00 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8" table:formula="of:=[.J155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ASR-LON-0040</text:p>
          </table:table-cell>
          <table:table-cell office:value-type="string">
            <text:p>WT253 (WS014) Artificial Recharge - SLARS</text:p>
          </table:table-cell>
          <table:table-cell office:value-type="string">
            <text:p>Sop83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style-name="ce28" table:formula="of:=[.J156]" office:value-type="float" office:value="19">
            <text:p>19.00 </text:p>
          </table:table-cell>
          <table:table-cell table:style-name="ce22" office:value-type="float" office:value="19">
            <text:p>19.00 </text:p>
          </table:table-cell>
          <table:table-cell table:style-name="ce22" office:value-type="float" office:value="17">
            <text:p>17.00 </text:p>
          </table:table-cell>
          <table:table-cell table:style-name="ce28" table:formula="of:=[.J156]" office:value-type="float" office:value="19">
            <text:p>1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310</text:p>
          </table:table-cell>
          <table:table-cell office:value-type="string">
            <text:p>dWRMP14-Aquifer storage and recovery wells-Darent Valley (Lullingstone)</text:p>
          </table:table-cell>
          <table:table-cell office:value-type="string">
            <text:p>Sop83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57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5">
            <text:p>5.00 </text:p>
          </table:table-cell>
          <table:table-cell table:style-name="ce28" table:formula="of:=[.J157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311</text:p>
          </table:table-cell>
          <table:table-cell office:value-type="string">
            <text:p>WT253 WS016 ASR Darent Valley (Eynsford)</text:p>
          </table:table-cell>
          <table:table-cell office:value-type="string">
            <text:p>Sop838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58]" office:value-type="float" office:value="5">
            <text:p>5.00 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8" table:formula="of:=[.J158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312</text:p>
          </table:table-cell>
          <table:table-cell office:value-type="string">
            <text:p>WT253 WS018 ASR Darent Valley (Horton Kirby)</text:p>
          </table:table-cell>
          <table:table-cell office:value-type="string">
            <text:p>Sop839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59]" office:value-type="float" office:value="5">
            <text:p>5.00 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8" table:formula="of:=[.J159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320</text:p>
          </table:table-cell>
          <table:table-cell office:value-type="string">
            <text:p>dWRMP14-Aquifer storage and recovery-South East London (Addington)</text:p>
          </table:table-cell>
          <table:table-cell office:value-type="string">
            <text:p>Sop84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60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5">
            <text:p>5.00 </text:p>
          </table:table-cell>
          <table:table-cell table:style-name="ce28" table:formula="of:=[.J160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ASR-LON-0330</text:p>
          </table:table-cell>
          <table:table-cell office:value-type="string">
            <text:p>dWRMP14-Aquifer storage and recovery wells-Thames Valley/Thames Central</text:p>
          </table:table-cell>
          <table:table-cell office:value-type="string">
            <text:p>Sop1170_ph2b</text:p>
          </table:table-cell>
          <table:table-cell office:value-type="string">
            <text:p>TWU</text:p>
          </table:table-cell>
          <table:table-cell table:style-name="ce4" office:value-type="string">
            <text:p>SWX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61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4.5">
            <text:p>4.50 </text:p>
          </table:table-cell>
          <table:table-cell table:style-name="ce28" table:formula="of:=[.J161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630</text:p>
          </table:table-cell>
          <table:table-cell office:value-type="string">
            <text:p>dWRMP14 - Artificial recharge-AR - HARS (Hornsey)</text:p>
          </table:table-cell>
          <table:table-cell office:value-type="string">
            <text:p>Sop106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62]" office:value-type="float" office:value="2">
            <text:p>2.00 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8" table:formula="of:=[.J162]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SWA-0540</text:p>
          </table:table-cell>
          <table:table-cell office:value-type="string">
            <text:p>dWRMP14-Aquifer storage and recovery wells-ASR - Hampden Bottom-Wendover</text:p>
          </table:table-cell>
          <table:table-cell office:value-type="string">
            <text:p>Sop873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63]" office:value-type="float" office:value="3">
            <text:p>3.00 </text:p>
          </table:table-cell>
          <table:table-cell table:style-name="ce22" office:value-type="float" office:value="3">
            <text:p>3.00 </text:p>
          </table:table-cell>
          <table:table-cell table:style-name="ce22" office:value-type="float" office:value="7.5">
            <text:p>7.50 </text:p>
          </table:table-cell>
          <table:table-cell table:style-name="ce28" table:formula="of:=[.J163]" office:value-type="float" office:value="3">
            <text:p>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SWX-0230</text:p>
          </table:table-cell>
          <table:table-cell office:value-type="string">
            <text:p>dWRMP14-Artificial recharge-AR - Cricklade</text:p>
          </table:table-cell>
          <table:table-cell office:value-type="string">
            <text:p>Sop883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64]" office:value-type="float" office:value="3.1">
            <text:p>3.10 </text:p>
          </table:table-cell>
          <table:table-cell table:style-name="ce22" office:value-type="float" office:value="3.1">
            <text:p>3.10 </text:p>
          </table:table-cell>
          <table:table-cell table:style-name="ce22" office:value-type="float" office:value="9.5">
            <text:p>9.50 </text:p>
          </table:table-cell>
          <table:table-cell table:style-name="ce28" table:formula="of:=[.J164]" office:value-type="float" office:value="3.1">
            <text:p>3.1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DES-LON-0050</text:p>
          </table:table-cell>
          <table:table-cell office:value-type="string">
            <text:p>dWRMP14 - Re-use and desalination - Estuary South Desalination 50 Ml/d </text:p>
          </table:table-cell>
          <table:table-cell office:value-type="string">
            <text:p>Sop842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DES</text:p>
          </table:table-cell>
          <table:table-cell office:value-type="float" office:value="2020">
            <text:p>2020</text:p>
          </table:table-cell>
          <table:table-cell office:value-type="float" office:value="25">
            <text:p>25</text:p>
          </table:table-cell>
          <table:table-cell table:style-name="ce28" table:formula="of:=[.J165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J165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DES-LON-0051</text:p>
          </table:table-cell>
          <table:table-cell office:value-type="string">
            <text:p>dWRMP14 - Re-use and desalination - Estuary South Desalination 150 Ml/d </text:p>
          </table:table-cell>
          <table:table-cell office:value-type="string">
            <text:p>Sop843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DES</text:p>
          </table:table-cell>
          <table:table-cell office:value-type="float" office:value="2020">
            <text:p>2020</text:p>
          </table:table-cell>
          <table:table-cell office:value-type="float" office:value="25">
            <text:p>25</text:p>
          </table:table-cell>
          <table:table-cell table:style-name="ce28" table:formula="of:=[.J166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J166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DES-LON-0052</text:p>
          </table:table-cell>
          <table:table-cell office:value-type="string">
            <text:p>dWRMP14 - Desalination - Estuary South Desalination 100 Ml/d (estuarine)</text:p>
          </table:table-cell>
          <table:table-cell office:value-type="string">
            <text:p>Sop844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DES</text:p>
          </table:table-cell>
          <table:table-cell office:value-type="float" office:value="2020">
            <text:p>2020</text:p>
          </table:table-cell>
          <table:table-cell office:value-type="float" office:value="25">
            <text:p>25</text:p>
          </table:table-cell>
          <table:table-cell table:style-name="ce28" table:formula="of:=[.J167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J167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DES-LON-0060</text:p>
          </table:table-cell>
          <table:table-cell office:value-type="string">
            <text:p>dWRMP14 - re-use and desalination - Long Reach Desalination (brackish GW)</text:p>
          </table:table-cell>
          <table:table-cell office:value-type="string">
            <text:p>Sop84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DES</text:p>
          </table:table-cell>
          <table:table-cell office:value-type="float" office:value="2020">
            <text:p>2020</text:p>
          </table:table-cell>
          <table:table-cell office:value-type="float" office:value="25">
            <text:p>25</text:p>
          </table:table-cell>
          <table:table-cell table:style-name="ce28" table:formula="of:=[.J168]" office:value-type="float" office:value="15">
            <text:p>15.00 </text:p>
          </table:table-cell>
          <table:table-cell table:number-columns-repeated="2" table:style-name="ce22" office:value-type="float" office:value="15">
            <text:p>15.00 </text:p>
          </table:table-cell>
          <table:table-cell table:style-name="ce28" table:formula="of:=[.J168]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071</text:p>
          </table:table-cell>
          <table:table-cell office:value-type="string">
            <text:p>dWRMP14-Reclaimed Water: Indirect Potable Reuse-Deephams STW-25Ml/d Dis 15</text:p>
          </table:table-cell>
          <table:table-cell office:value-type="string">
            <text:p>Sop84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69]" office:value-type="float" office:value="25">
            <text:p>25.00 </text:p>
          </table:table-cell>
          <table:table-cell table:number-columns-repeated="2" table:style-name="ce22" office:value-type="float" office:value="25">
            <text:p>25.00 </text:p>
          </table:table-cell>
          <table:table-cell table:style-name="ce28" table:formula="of:=[.J169]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072</text:p>
          </table:table-cell>
          <table:table-cell office:value-type="string">
            <text:p>dWRMP14-Reclaimed Water:Indirect Potable Reuse-Deephams STW-60Ml/d-RO dis 15</text:p>
          </table:table-cell>
          <table:table-cell office:value-type="string">
            <text:p>Sop848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0]" office:value-type="float" office:value="60">
            <text:p>60.00 </text:p>
          </table:table-cell>
          <table:table-cell table:number-columns-repeated="2" table:style-name="ce22" office:value-type="float" office:value="60">
            <text:p>60.00 </text:p>
          </table:table-cell>
          <table:table-cell table:style-name="ce28" table:formula="of:=[.J170]" office:value-type="float" office:value="60">
            <text:p>6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073</text:p>
          </table:table-cell>
          <table:table-cell office:value-type="string">
            <text:p>dWRMP14-Reclaimed Water: Indirect Potable Reuse-Deephams STW-25Ml/d-NRO-Dis 15</text:p>
          </table:table-cell>
          <table:table-cell office:value-type="string">
            <text:p>Sop106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1]" office:value-type="float" office:value="25">
            <text:p>25.00 </text:p>
          </table:table-cell>
          <table:table-cell table:number-columns-repeated="2" table:style-name="ce22" office:value-type="float" office:value="25">
            <text:p>25.00 </text:p>
          </table:table-cell>
          <table:table-cell table:style-name="ce28" table:formula="of:=[.J171]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074</text:p>
          </table:table-cell>
          <table:table-cell office:value-type="string">
            <text:p>dWRMP14-Reclaimed Water: Indirect Potable Reuse- Deephams STW- 60Ml/d-NRO dis 15</text:p>
          </table:table-cell>
          <table:table-cell office:value-type="string">
            <text:p>Sop1068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2]" office:value-type="float" office:value="60">
            <text:p>60.00 </text:p>
          </table:table-cell>
          <table:table-cell table:number-columns-repeated="2" table:style-name="ce22" office:value-type="float" office:value="60">
            <text:p>60.00 </text:p>
          </table:table-cell>
          <table:table-cell table:style-name="ce28" table:formula="of:=[.J172]" office:value-type="float" office:value="60">
            <text:p>6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170</text:p>
          </table:table-cell>
          <table:table-cell office:value-type="string">
            <text:p>dWRMP14 - Reclaimed Water: Indirect Potable Reuse-Beckton STW - 100 Ml/d - RO</text:p>
          </table:table-cell>
          <table:table-cell office:value-type="string">
            <text:p>Sop849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3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J173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8" office:value-type="string">
            <text:p>TWU-EFF-LON-0171</text:p>
          </table:table-cell>
          <table:table-cell table:style-name="ce12" office:value-type="string">
            <text:p>dWRMP14 - Reclaimed water: Indirect Potable Reuse - Beckton STW - 50 Ml/d - RO</text:p>
          </table:table-cell>
          <table:table-cell table:style-name="ce4" office:value-type="string">
            <text:p>Sop190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4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J174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172</text:p>
          </table:table-cell>
          <table:table-cell office:value-type="string">
            <text:p>dWRMP14 - Reclaimed Water: Indirect Potable Reuse-Beckton STW - 150 Ml/d - RO</text:p>
          </table:table-cell>
          <table:table-cell office:value-type="string">
            <text:p>Sop851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5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J175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TWU-EFF-LON-0173</text:p>
          </table:table-cell>
          <table:table-cell office:value-type="string">
            <text:p>dWRMP14 - Reclaimed Water: Indirect Potable Reuse - Beckton STW - 50 Ml/d - NRO</text:p>
          </table:table-cell>
          <table:table-cell table:style-name="ce4" office:value-type="string">
            <text:p>Sop1069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6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J176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174</text:p>
          </table:table-cell>
          <table:table-cell office:value-type="string">
            <text:p>dWRMP14 -Reclaimed Water: Indirect Potable Reuse- Beckton STW - 100 Ml/d -NRO</text:p>
          </table:table-cell>
          <table:table-cell office:value-type="string">
            <text:p>Sop107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7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J177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175</text:p>
          </table:table-cell>
          <table:table-cell office:value-type="string">
            <text:p>dWRMP14 -Reclaimed Water: Indirect Potable Reuse- Beckton STW - 150 Ml/d - NRO</text:p>
          </table:table-cell>
          <table:table-cell office:value-type="string">
            <text:p>Sop1071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8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J178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300</text:p>
          </table:table-cell>
          <table:table-cell office:value-type="string">
            <text:p>dWRMP14-Reclaimed Water: Indirect Potable Reuse-Hogsmill 15Ml/d URO</text:p>
          </table:table-cell>
          <table:table-cell office:value-type="string">
            <text:p>Sop85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79]" office:value-type="float" office:value="15">
            <text:p>15.00 </text:p>
          </table:table-cell>
          <table:table-cell table:number-columns-repeated="2" table:style-name="ce22" office:value-type="float" office:value="15">
            <text:p>15.00 </text:p>
          </table:table-cell>
          <table:table-cell table:style-name="ce28" table:formula="of:=[.J179]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301</text:p>
          </table:table-cell>
          <table:table-cell office:value-type="string">
            <text:p>dWRMP14 - Reclaimed Water: Indirect Potable Reuse - Hogsmill 35Ml/d URO</text:p>
          </table:table-cell>
          <table:table-cell office:value-type="string">
            <text:p>Sop1072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80]" office:value-type="float" office:value="35">
            <text:p>35.00 </text:p>
          </table:table-cell>
          <table:table-cell table:number-columns-repeated="2" table:style-name="ce22" office:value-type="float" office:value="35">
            <text:p>35.00 </text:p>
          </table:table-cell>
          <table:table-cell table:style-name="ce28" table:formula="of:=[.J180]" office:value-type="float" office:value="35">
            <text:p>3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302</text:p>
          </table:table-cell>
          <table:table-cell office:value-type="string">
            <text:p>dWRMP14 - Reclaimed Water: Indirect Potable Reuse - Hogsmill 15 Ml/d - NRO</text:p>
          </table:table-cell>
          <table:table-cell office:value-type="string">
            <text:p>Sop1073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81]" office:value-type="float" office:value="15">
            <text:p>15.00 </text:p>
          </table:table-cell>
          <table:table-cell table:number-columns-repeated="2" table:style-name="ce22" office:value-type="float" office:value="15">
            <text:p>15.00 </text:p>
          </table:table-cell>
          <table:table-cell table:style-name="ce28" table:formula="of:=[.J181]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303</text:p>
          </table:table-cell>
          <table:table-cell office:value-type="string">
            <text:p>dWRMP14 - Reclaimed Water: Indirect Potable Reuse - Hogsmill 35 Ml/d - NRO</text:p>
          </table:table-cell>
          <table:table-cell office:value-type="string">
            <text:p>Sop1074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82]" office:value-type="float" office:value="35">
            <text:p>35.00 </text:p>
          </table:table-cell>
          <table:table-cell table:number-columns-repeated="2" table:style-name="ce22" office:value-type="float" office:value="35">
            <text:p>35.00 </text:p>
          </table:table-cell>
          <table:table-cell table:style-name="ce28" table:formula="of:=[.J182]" office:value-type="float" office:value="35">
            <text:p>3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640</text:p>
          </table:table-cell>
          <table:table-cell office:value-type="string">
            <text:p>dWRMP14 -Reclaimed Water: Indirect Potable Reuse-Abbey Mills 50Ml/d-URO</text:p>
          </table:table-cell>
          <table:table-cell office:value-type="string">
            <text:p>Sop107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83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J183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641</text:p>
          </table:table-cell>
          <table:table-cell office:value-type="string">
            <text:p>dWRMP14 -Reclaimed Water: Indirect Potable Reuse-Abbey Mills 100Ml/d-URO</text:p>
          </table:table-cell>
          <table:table-cell office:value-type="string">
            <text:p>Sop107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84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J184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642</text:p>
          </table:table-cell>
          <table:table-cell office:value-type="string">
            <text:p>dWRMP14 -Reclaimed Water: Indirect Potable Reuse-Abbey Mills 150Ml/d-URO</text:p>
          </table:table-cell>
          <table:table-cell office:value-type="string">
            <text:p>Sop107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85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J185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FF-LON-0643</text:p>
          </table:table-cell>
          <table:table-cell office:value-type="string">
            <text:p>dWRMP14-Reclaimed Water: Indirect Potable Reuse-Abbey Mills 50 Ml/d - NRO</text:p>
          </table:table-cell>
          <table:table-cell office:value-type="string">
            <text:p>Sop1078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86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J186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FF-LON-0644</text:p>
          </table:table-cell>
          <table:table-cell office:value-type="string">
            <text:p>dWRMP14-Reclaimed Water: Indirect Potable Reuse-Abbey Mills 100 Ml/d - NRO</text:p>
          </table:table-cell>
          <table:table-cell office:value-type="string">
            <text:p>Sop1079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87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J187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FF-LON-0645</text:p>
          </table:table-cell>
          <table:table-cell office:value-type="string">
            <text:p>dWRMP14-Reclaimed Water: Indirect Potable Reuse-Abbey Mills 150 Ml/d - NRO</text:p>
          </table:table-cell>
          <table:table-cell office:value-type="string">
            <text:p>Sop108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188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J188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GUI-0570</text:p>
          </table:table-cell>
          <table:table-cell office:value-type="string">
            <text:p>dWRMP14-Development of groundwater resources-Mousehill and Rodborough</text:p>
          </table:table-cell>
          <table:table-cell office:value-type="string">
            <text:p>Sop823_ph2b</text:p>
          </table:table-cell>
          <table:table-cell office:value-type="string">
            <text:p>TWU</text:p>
          </table:table-cell>
          <table:table-cell office:value-type="string">
            <text:p>GUI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89]" office:value-type="float" office:value="1.55">
            <text:p>1.55 </text:p>
          </table:table-cell>
          <table:table-cell table:style-name="ce22" office:value-type="float" office:value="1.55">
            <text:p>1.55 </text:p>
          </table:table-cell>
          <table:table-cell table:style-name="ce22" office:value-type="float" office:value="0.18">
            <text:p>0.18 </text:p>
          </table:table-cell>
          <table:table-cell table:style-name="ce28" table:formula="of:=[.J189]" office:value-type="float" office:value="1.55">
            <text:p>1.55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9" office:value-type="string">
            <text:p>TWU-EGW-KEN-0390</text:p>
          </table:table-cell>
          <table:table-cell office:value-type="string">
            <text:p>dWRMP14-Development of groundwater resources-Sheeplands Licence Disaggregation</text:p>
          </table:table-cell>
          <table:table-cell office:value-type="string">
            <text:p>Sop1081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90]" office:value-type="float" office:value="0">
            <text:p>0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8.5">
            <text:p>8.50 </text:p>
          </table:table-cell>
          <table:table-cell table:style-name="ce28" table:formula="of:=[.J190]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KEN-0400</text:p>
          </table:table-cell>
          <table:table-cell office:value-type="string">
            <text:p>dWRMP14-Development of groundwater resources-Hungerford (licence increase)</text:p>
          </table:table-cell>
          <table:table-cell office:value-type="string">
            <text:p>Sop827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91]" office:value-type="float" office:value="1.4">
            <text:p>1.40 </text:p>
          </table:table-cell>
          <table:table-cell table:number-columns-repeated="2" table:style-name="ce22" office:value-type="float" office:value="1.4">
            <text:p>1.40 </text:p>
          </table:table-cell>
          <table:table-cell table:style-name="ce28" table:formula="of:=[.J191]" office:value-type="float" office:value="1.4">
            <text:p>1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KEN-0410</text:p>
          </table:table-cell>
          <table:table-cell office:value-type="string">
            <text:p>dWRMP14-Development of groundwater resources-Shalbourne B</text:p>
          </table:table-cell>
          <table:table-cell office:value-type="string">
            <text:p>Sop825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92]" office:value-type="float" office:value="3.144">
            <text:p>3.14 </text:p>
          </table:table-cell>
          <table:table-cell table:number-columns-repeated="2" table:style-name="ce22" office:value-type="float" office:value="3.144">
            <text:p>3.14 </text:p>
          </table:table-cell>
          <table:table-cell table:style-name="ce28" table:formula="of:=[.J192]" office:value-type="float" office:value="3.144">
            <text:p>3.14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KEN-0430</text:p>
          </table:table-cell>
          <table:table-cell office:value-type="string">
            <text:p>dWRMP14-Development of groundwater resources-Arborfield disused source </text:p>
          </table:table-cell>
          <table:table-cell office:value-type="string">
            <text:p>Sop826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93]" office:value-type="float" office:value="2">
            <text:p>2.00 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8" table:formula="of:=[.J193]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GW-KEN-0440</text:p>
          </table:table-cell>
          <table:table-cell office:value-type="string">
            <text:p>dWRMP14-Development of groundwater resources-Cold Ash disused source</text:p>
          </table:table-cell>
          <table:table-cell office:value-type="string">
            <text:p>Sop828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94]" office:value-type="float" office:value="1.74">
            <text:p>1.74 </text:p>
          </table:table-cell>
          <table:table-cell table:style-name="ce22" office:value-type="float" office:value="1.74">
            <text:p>1.74 </text:p>
          </table:table-cell>
          <table:table-cell table:style-name="ce22" office:value-type="float" office:value="1.82">
            <text:p>1.82 </text:p>
          </table:table-cell>
          <table:table-cell table:style-name="ce28" table:formula="of:=[.J194]" office:value-type="float" office:value="1.74">
            <text:p>1.74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10" office:value-type="string">
            <text:p>TWU-EGW-KEN-0460</text:p>
          </table:table-cell>
          <table:table-cell office:value-type="string">
            <text:p>dWRMP14-Development of groundwater resources-Playhatch (increased licence)</text:p>
          </table:table-cell>
          <table:table-cell office:value-type="string">
            <text:p>Sop829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95]" office:value-type="float" office:value="2.2">
            <text:p>2.20 </text:p>
          </table:table-cell>
          <table:table-cell table:style-name="ce22" office:value-type="float" office:value="2.2">
            <text:p>2.20 </text:p>
          </table:table-cell>
          <table:table-cell table:style-name="ce22" office:value-type="float" office:value="1.3">
            <text:p>1.30 </text:p>
          </table:table-cell>
          <table:table-cell table:style-name="ce28" table:formula="of:=[.J195]" office:value-type="float" office:value="2.2">
            <text:p>2.2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KEN-0470</text:p>
          </table:table-cell>
          <table:table-cell office:value-type="string">
            <text:p>dWRMP14-Development of groundwater resources-Mortimer (transfer Arborfield lic)</text:p>
          </table:table-cell>
          <table:table-cell office:value-type="string">
            <text:p>Sop830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96]" office:value-type="float" office:value="0">
            <text:p>0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1.2">
            <text:p>1.20 </text:p>
          </table:table-cell>
          <table:table-cell table:style-name="ce28" table:formula="of:=[.J196]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GW-LON-0200</text:p>
          </table:table-cell>
          <table:table-cell office:value-type="string">
            <text:p>WT253 (WS012) <text:s/>ELRED 0.95 Ml/d increase</text:p>
          </table:table-cell>
          <table:table-cell office:value-type="string">
            <text:p>Sop853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J197]" office:value-type="float" office:value="0.95">
            <text:p>0.95 </text:p>
          </table:table-cell>
          <table:table-cell table:number-columns-repeated="2" table:style-name="ce22" office:value-type="float" office:value="0.95">
            <text:p>0.95 </text:p>
          </table:table-cell>
          <table:table-cell table:style-name="ce28" table:formula="of:=[.J197]" office:value-type="float" office:value="0.95">
            <text:p>0.95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LON-0340</text:p>
          </table:table-cell>
          <table:table-cell office:value-type="string">
            <text:p>WT253 (WS013) Honor Oak new boreholes</text:p>
          </table:table-cell>
          <table:table-cell office:value-type="string">
            <text:p>Sop85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198]" office:value-type="float" office:value="1.48">
            <text:p>1.48 </text:p>
          </table:table-cell>
          <table:table-cell table:style-name="ce22" office:value-type="float" office:value="1.48">
            <text:p>1.48 </text:p>
          </table:table-cell>
          <table:table-cell table:style-name="ce22" office:value-type="float" office:value="2">
            <text:p>2.00 </text:p>
          </table:table-cell>
          <table:table-cell table:style-name="ce28" table:formula="of:=[.J198]" office:value-type="float" office:value="1.48">
            <text:p>1.48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LON-0350</text:p>
          </table:table-cell>
          <table:table-cell office:value-type="string">
            <text:p>WT253 (WS010) Addington new borehole (1.52 Ml/d av/ 4.42 Ml/d pk)</text:p>
          </table:table-cell>
          <table:table-cell office:value-type="string">
            <text:p>Sop85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style-name="ce28" table:formula="of:=[.J199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4.42">
            <text:p>4.42 </text:p>
          </table:table-cell>
          <table:table-cell table:style-name="ce28" table:formula="of:=[.J199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GW-SWA-0480</text:p>
          </table:table-cell>
          <table:table-cell office:value-type="string">
            <text:p>dWRMP14-Development of groundwater resources-Bourne End (increased licence)</text:p>
          </table:table-cell>
          <table:table-cell office:value-type="string">
            <text:p>Sop874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00]" office:value-type="float" office:value="0">
            <text:p>0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9.3">
            <text:p>9.30 </text:p>
          </table:table-cell>
          <table:table-cell table:style-name="ce28" table:formula="of:=[.J200]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SWA-0500</text:p>
          </table:table-cell>
          <table:table-cell office:value-type="string">
            <text:p>dWRMP14-Development of groundwater resources-Datchet (pumps)</text:p>
          </table:table-cell>
          <table:table-cell office:value-type="string">
            <text:p>Sop875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01]" office:value-type="float" office:value="0">
            <text:p>0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3.5">
            <text:p>3.50 </text:p>
          </table:table-cell>
          <table:table-cell table:style-name="ce28" table:formula="of:=[.J201]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SWA-0550</text:p>
          </table:table-cell>
          <table:table-cell office:value-type="string">
            <text:p>dWRMP14-Development of groundwater resources-Taplow (increased licence)</text:p>
          </table:table-cell>
          <table:table-cell office:value-type="string">
            <text:p>Sop877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02]" office:value-type="float" office:value="5.1">
            <text:p>5.10 </text:p>
          </table:table-cell>
          <table:table-cell table:number-columns-repeated="2" table:style-name="ce22" office:value-type="float" office:value="5.1">
            <text:p>5.10 </text:p>
          </table:table-cell>
          <table:table-cell table:style-name="ce28" table:formula="of:=[.J202]" office:value-type="float" office:value="5.1">
            <text:p>5.1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GW-SWX-0120</text:p>
          </table:table-cell>
          <table:table-cell office:value-type="string">
            <text:p>dWRMP14-Development of groundwater resources-Woods Farm (Increased licence)</text:p>
          </table:table-cell>
          <table:table-cell office:value-type="string">
            <text:p>Sop1082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03]" office:value-type="float" office:value="3">
            <text:p>3.00 </text:p>
          </table:table-cell>
          <table:table-cell table:style-name="ce22" office:value-type="float" office:value="3">
            <text:p>3.00 </text:p>
          </table:table-cell>
          <table:table-cell table:style-name="ce22" office:value-type="float" office:value="3.5">
            <text:p>3.50 </text:p>
          </table:table-cell>
          <table:table-cell table:style-name="ce28" table:formula="of:=[.J203]" office:value-type="float" office:value="3">
            <text:p>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KEN-0420</text:p>
          </table:table-cell>
          <table:table-cell office:value-type="string">
            <text:p>dWRMP14-Development of groundwater resources-Mapledurham </text:p>
          </table:table-cell>
          <table:table-cell office:value-type="string">
            <text:p>Sop833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04]" office:value-type="float" office:value="10">
            <text:p>10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15">
            <text:p>15.00 </text:p>
          </table:table-cell>
          <table:table-cell table:style-name="ce28" table:formula="of:=[.J204]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KEN-0650</text:p>
          </table:table-cell>
          <table:table-cell office:value-type="string">
            <text:p>dWRMP14-Development of groundwater resources-Fobney BH</text:p>
          </table:table-cell>
          <table:table-cell office:value-type="string">
            <text:p>Sop1083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N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J205]" office:value-type="float" office:value="8">
            <text:p>8.00 </text:p>
          </table:table-cell>
          <table:table-cell table:style-name="ce22" office:value-type="float" office:value="8">
            <text:p>8.00 </text:p>
          </table:table-cell>
          <table:table-cell table:style-name="ce22" office:value-type="float" office:value="10">
            <text:p>10.00 </text:p>
          </table:table-cell>
          <table:table-cell table:style-name="ce28" table:formula="of:=[.J205]" office:value-type="float" office:value="8">
            <text:p>8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GW-KEN-0660</text:p>
          </table:table-cell>
          <table:table-cell office:value-type="string">
            <text:p>dWRMP14-Development of groundwater resources-Mortimer disused source</text:p>
          </table:table-cell>
          <table:table-cell office:value-type="string">
            <text:p>Sop1084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06]" office:value-type="float" office:value="4.5">
            <text:p>4.50 </text:p>
          </table:table-cell>
          <table:table-cell table:number-columns-repeated="2" table:style-name="ce22" office:value-type="float" office:value="4.5">
            <text:p>4.50 </text:p>
          </table:table-cell>
          <table:table-cell table:style-name="ce28" table:formula="of:=[.J206]" office:value-type="float" office:value="4.5">
            <text:p>4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KEN-0670</text:p>
          </table:table-cell>
          <table:table-cell office:value-type="string">
            <text:p>dWRMP14-Development of groundwater resources-Purley</text:p>
          </table:table-cell>
          <table:table-cell office:value-type="string">
            <text:p>Sop1085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07]" office:value-type="float" office:value="10">
            <text:p>10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15">
            <text:p>15.00 </text:p>
          </table:table-cell>
          <table:table-cell table:style-name="ce28" table:formula="of:=[.J207]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LON-0680</text:p>
          </table:table-cell>
          <table:table-cell office:value-type="string">
            <text:p>dWRMP14-Development of groundwater resources-Southfleet/Greenhithe (disagg)</text:p>
          </table:table-cell>
          <table:table-cell office:value-type="string">
            <text:p>Sop108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08]" office:value-type="float" office:value="9">
            <text:p>9.00 </text:p>
          </table:table-cell>
          <table:table-cell table:number-columns-repeated="2" table:style-name="ce22" office:value-type="float" office:value="9">
            <text:p>9.00 </text:p>
          </table:table-cell>
          <table:table-cell table:style-name="ce28" table:formula="of:=[.J208]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GW-LON-0690</text:p>
          </table:table-cell>
          <table:table-cell office:value-type="string">
            <text:p>dWRMP14-Development of groundwater resources-Tottenham BH</text:p>
          </table:table-cell>
          <table:table-cell office:value-type="string">
            <text:p>Sop108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N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J209]" office:value-type="float" office:value="1.4">
            <text:p>1.40 </text:p>
          </table:table-cell>
          <table:table-cell table:number-columns-repeated="2" table:style-name="ce22" office:value-type="float" office:value="1.4">
            <text:p>1.40 </text:p>
          </table:table-cell>
          <table:table-cell table:style-name="ce28" table:formula="of:=[.J209]" office:value-type="float" office:value="1.4">
            <text:p>1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SWA-0700</text:p>
          </table:table-cell>
          <table:table-cell office:value-type="string">
            <text:p>dWRMP14-Development of groundwater resources-Medmenham (increased licence)</text:p>
          </table:table-cell>
          <table:table-cell office:value-type="string">
            <text:p>Sop1088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10]" office:value-type="float" office:value="10">
            <text:p>10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0">
            <text:p>0.00 </text:p>
          </table:table-cell>
          <table:table-cell table:style-name="ce28" table:formula="of:=[.J210]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GW-SWX-0090</text:p>
          </table:table-cell>
          <table:table-cell office:value-type="string">
            <text:p>WT253 WS034A South Stoke Replacement resource</text:p>
          </table:table-cell>
          <table:table-cell office:value-type="string">
            <text:p>Sop886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11]" office:value-type="float" office:value="2">
            <text:p>2.00 </text:p>
          </table:table-cell>
          <table:table-cell table:style-name="ce22" office:value-type="float" office:value="2">
            <text:p>2.00 </text:p>
          </table:table-cell>
          <table:table-cell table:style-name="ce22" office:value-type="float" office:value="3.5">
            <text:p>3.50 </text:p>
          </table:table-cell>
          <table:table-cell table:style-name="ce28" table:formula="of:=[.J211]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GW-SWX-0091</text:p>
          </table:table-cell>
          <table:table-cell office:value-type="string">
            <text:p>WT253 WS034B South Stoke Replacement resource</text:p>
          </table:table-cell>
          <table:table-cell office:value-type="string">
            <text:p>Sop1089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12]" office:value-type="float" office:value="5">
            <text:p>5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8" table:formula="of:=[.J212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SWX-0110</text:p>
          </table:table-cell>
          <table:table-cell office:value-type="string">
            <text:p>WT253 (WS033) Moulsford Replacement Resource option 1</text:p>
          </table:table-cell>
          <table:table-cell office:value-type="string">
            <text:p>Sop887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GW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J213]" office:value-type="float" office:value="5">
            <text:p>5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8" table:formula="of:=[.J213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SWX-0250</text:p>
          </table:table-cell>
          <table:table-cell office:value-type="string">
            <text:p>WT253 WS033 Moulsford Replacement Resource option 2</text:p>
          </table:table-cell>
          <table:table-cell office:value-type="string">
            <text:p>Sop888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14]" office:value-type="float" office:value="2">
            <text:p>2.00 </text:p>
          </table:table-cell>
          <table:table-cell table:style-name="ce22" office:value-type="float" office:value="2">
            <text:p>2.00 </text:p>
          </table:table-cell>
          <table:table-cell table:style-name="ce22" office:value-type="float" office:value="3.5">
            <text:p>3.50 </text:p>
          </table:table-cell>
          <table:table-cell table:style-name="ce28" table:formula="of:=[.J214]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SW-LON-0710</text:p>
          </table:table-cell>
          <table:table-cell office:value-type="string">
            <text:p>dWRMP14-Direct River Abstraction-Lower Lee SW Abstraction</text:p>
          </table:table-cell>
          <table:table-cell office:value-type="string">
            <text:p>Sop109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NSW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style-name="ce28" table:formula="of:=[.J215]" office:value-type="float" office:value="75">
            <text:p>75.00 </text:p>
          </table:table-cell>
          <table:table-cell table:style-name="ce22" office:value-type="float" office:value="75">
            <text:p>75.00 </text:p>
          </table:table-cell>
          <table:table-cell table:style-name="ce22" office:value-type="float" office:value="150">
            <text:p>150.00 </text:p>
          </table:table-cell>
          <table:table-cell table:style-name="ce28" table:formula="of:=[.J215]" office:value-type="float" office:value="75">
            <text:p>7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SW-SWX-0100</text:p>
          </table:table-cell>
          <table:table-cell office:value-type="string">
            <text:p>dWRMP14-DRA: Development of surface water sources - Culham (Farmoor)</text:p>
          </table:table-cell>
          <table:table-cell office:value-type="string">
            <text:p>Sop889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S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J216]" office:value-type="float" office:value="4">
            <text:p>4.00 </text:p>
          </table:table-cell>
          <table:table-cell table:number-columns-repeated="2" table:style-name="ce22" office:value-type="float" office:value="4">
            <text:p>4.00 </text:p>
          </table:table-cell>
          <table:table-cell table:style-name="ce28" table:formula="of:=[.J216]" office:value-type="float" office:value="4">
            <text:p>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014</text:p>
          </table:table-cell>
          <table:table-cell office:value-type="string">
            <text:p>dWRMP14-NewReservoirStorage:RiverRegulationReservoir-Abingdon 50 (Lon)</text:p>
          </table:table-cell>
          <table:table-cell office:value-type="string">
            <text:p>Sop116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17]" office:value-type="float" office:value="101">
            <text:p>101.00 </text:p>
          </table:table-cell>
          <table:table-cell table:number-columns-repeated="2" table:style-name="ce22" office:value-type="float" office:value="101">
            <text:p>101.00 </text:p>
          </table:table-cell>
          <table:table-cell table:style-name="ce28" table:formula="of:=[.J217]" office:value-type="float" office:value="101">
            <text:p>10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52</text:p>
          </table:table-cell>
          <table:table-cell office:value-type="string">
            <text:p>dWRMP14-New Reservoir Storage: River Regulation Reservoir-Chinnor 75 (Lon)</text:p>
          </table:table-cell>
          <table:table-cell office:value-type="string">
            <text:p>Sop1091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18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J218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53</text:p>
          </table:table-cell>
          <table:table-cell office:value-type="string">
            <text:p>dWRMP14-NewReservoirStorage:RiverRegulationReservoir- Chinnor 100 (Lon)</text:p>
          </table:table-cell>
          <table:table-cell office:value-type="string">
            <text:p>Sop1092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19]" office:value-type="float" office:value="201">
            <text:p>201.00 </text:p>
          </table:table-cell>
          <table:table-cell table:number-columns-repeated="2" table:style-name="ce22" office:value-type="float" office:value="201">
            <text:p>201.00 </text:p>
          </table:table-cell>
          <table:table-cell table:style-name="ce28" table:formula="of:=[.J219]" office:value-type="float" office:value="201">
            <text:p>20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62</text:p>
          </table:table-cell>
          <table:table-cell office:value-type="string">
            <text:p>WRMP14-New Reservoir Storage: River Regulation Reservoir-Longworth 30 (Lon)</text:p>
          </table:table-cell>
          <table:table-cell office:value-type="string">
            <text:p>Sop1093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0]" office:value-type="float" office:value="63">
            <text:p>63.00 </text:p>
          </table:table-cell>
          <table:table-cell table:number-columns-repeated="2" table:style-name="ce22" office:value-type="float" office:value="63">
            <text:p>63.00 </text:p>
          </table:table-cell>
          <table:table-cell table:style-name="ce28" table:formula="of:=[.J220]" office:value-type="float" office:value="63">
            <text:p>6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63</text:p>
          </table:table-cell>
          <table:table-cell office:value-type="string">
            <text:p>dWRMP14-New Reservoir Storage: River Regulation Reservoir-Longworth 50 (Lon)</text:p>
          </table:table-cell>
          <table:table-cell office:value-type="string">
            <text:p>Sop1094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1]" office:value-type="float" office:value="101">
            <text:p>101.00 </text:p>
          </table:table-cell>
          <table:table-cell table:number-columns-repeated="2" table:style-name="ce22" office:value-type="float" office:value="101">
            <text:p>101.00 </text:p>
          </table:table-cell>
          <table:table-cell table:style-name="ce28" table:formula="of:=[.J221]" office:value-type="float" office:value="101">
            <text:p>10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80</text:p>
          </table:table-cell>
          <table:table-cell office:value-type="string">
            <text:p>dWRMP14-NewReservoirStorage:RiverRegulationReservoir-Abingdon 30 (Lon)</text:p>
          </table:table-cell>
          <table:table-cell office:value-type="string">
            <text:p>Sop109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2]" office:value-type="float" office:value="63">
            <text:p>63.00 </text:p>
          </table:table-cell>
          <table:table-cell table:number-columns-repeated="2" table:style-name="ce22" office:value-type="float" office:value="63">
            <text:p>63.00 </text:p>
          </table:table-cell>
          <table:table-cell table:style-name="ce28" table:formula="of:=[.J222]" office:value-type="float" office:value="63">
            <text:p>6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81</text:p>
          </table:table-cell>
          <table:table-cell office:value-type="string">
            <text:p>dWRMP14-NewReservoirStorage:RiverRegulationReservoir-ABI75 Phase 1</text:p>
          </table:table-cell>
          <table:table-cell office:value-type="string">
            <text:p>Sop109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table:style-name="ce19"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3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J223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TW-RES-SWX-0130</text:p>
          </table:table-cell>
          <table:table-cell table:style-name="ce4" office:value-type="string">
            <text:p>dWRMP14-New Reservoir Storage: Direct Supply Reservoir-Longworth 30 (SWOX)</text:p>
          </table:table-cell>
          <table:table-cell table:style-name="ce4" office:value-type="string">
            <text:p>Sop891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table:style-name="ce4"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4]" office:value-type="float" office:value="55">
            <text:p>55.00 </text:p>
          </table:table-cell>
          <table:table-cell table:style-name="ce22" office:value-type="float" office:value="55">
            <text:p>55.00 </text:p>
          </table:table-cell>
          <table:table-cell table:style-name="ce22" office:value-type="float" office:value="69">
            <text:p>69.00 </text:p>
          </table:table-cell>
          <table:table-cell table:style-name="ce28" table:formula="of:=[.J224]" office:value-type="float" office:value="55">
            <text:p>5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SWX-0140</text:p>
          </table:table-cell>
          <table:table-cell office:value-type="string">
            <text:p>dWRMP14-New Reservoir Storage: Direct Supply Reservoir-Abingdon 30 (SWOX)</text:p>
          </table:table-cell>
          <table:table-cell office:value-type="string">
            <text:p>Sop892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5]" office:value-type="float" office:value="55">
            <text:p>55.00 </text:p>
          </table:table-cell>
          <table:table-cell table:style-name="ce22" office:value-type="float" office:value="55">
            <text:p>55.00 </text:p>
          </table:table-cell>
          <table:table-cell table:style-name="ce22" office:value-type="float" office:value="69">
            <text:p>69.00 </text:p>
          </table:table-cell>
          <table:table-cell table:style-name="ce28" table:formula="of:=[.J225]" office:value-type="float" office:value="55">
            <text:p>5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3</text:p>
          </table:table-cell>
          <table:table-cell office:value-type="string">
            <text:p>dWRMP14-NewReservoirStorage:RiverRegulation &amp; DirectSupply-Abi 75+75ph2</text:p>
          </table:table-cell>
          <table:table-cell table:style-name="ce4" office:value-type="string">
            <text:p>Sop906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6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J226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4</text:p>
          </table:table-cell>
          <table:table-cell office:value-type="string">
            <text:p>dWRMP14-NewReservoirStorgae:RiverRegulation &amp; Direct Supply-Abingdon150(SWOX/LON</text:p>
          </table:table-cell>
          <table:table-cell office:value-type="string">
            <text:p>Sop908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7]" office:value-type="float" office:value="294">
            <text:p>294.00 </text:p>
          </table:table-cell>
          <table:table-cell table:number-columns-repeated="2" table:style-name="ce22" office:value-type="float" office:value="294">
            <text:p>294.00 </text:p>
          </table:table-cell>
          <table:table-cell table:style-name="ce28" table:formula="of:=[.J227]" office:value-type="float" office:value="294">
            <text:p>29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5</text:p>
          </table:table-cell>
          <table:table-cell office:value-type="string">
            <text:p>dWRMP14-NewReservoir Storage:River Regulation and Direct Supply-Abingdon100</text:p>
          </table:table-cell>
          <table:table-cell office:value-type="string">
            <text:p>Sop910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8]" office:value-type="float" office:value="210">
            <text:p>210.00 </text:p>
          </table:table-cell>
          <table:table-cell table:number-columns-repeated="2" table:style-name="ce22" office:value-type="float" office:value="210">
            <text:p>210.00 </text:p>
          </table:table-cell>
          <table:table-cell table:style-name="ce28" table:formula="of:=[.J228]" office:value-type="float" office:value="210">
            <text:p>2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7</text:p>
          </table:table-cell>
          <table:table-cell office:value-type="string">
            <text:p>dWRMP14-New Reservoir Storage: River Regulation Reservoir-Abingdon 75 (Lon)</text:p>
          </table:table-cell>
          <table:table-cell office:value-type="string">
            <text:p>Sop1168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29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J229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8</text:p>
          </table:table-cell>
          <table:table-cell office:value-type="string">
            <text:p>dWRMP14-New Reservoir Storage: River Regulation Reservoir- ABI 100 (Lon)</text:p>
          </table:table-cell>
          <table:table-cell office:value-type="string">
            <text:p>Sop1165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0]" office:value-type="float" office:value="201">
            <text:p>201.00 </text:p>
          </table:table-cell>
          <table:table-cell table:number-columns-repeated="2" table:style-name="ce22" office:value-type="float" office:value="201">
            <text:p>201.00 </text:p>
          </table:table-cell>
          <table:table-cell table:style-name="ce28" table:formula="of:=[.J230]" office:value-type="float" office:value="201">
            <text:p>20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9</text:p>
          </table:table-cell>
          <table:table-cell office:value-type="string">
            <text:p>dWRMP14-New Reservoir Storage: River Regulation Reservoir- ABI 150 (Lon)</text:p>
          </table:table-cell>
          <table:table-cell office:value-type="string">
            <text:p>Sop1169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table:style-name="ce19"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1]" office:value-type="float" office:value="283">
            <text:p>283.00 </text:p>
          </table:table-cell>
          <table:table-cell table:number-columns-repeated="2" table:style-name="ce22" office:value-type="float" office:value="283">
            <text:p>283.00 </text:p>
          </table:table-cell>
          <table:table-cell table:style-name="ce28" table:formula="of:=[.J231]" office:value-type="float" office:value="283">
            <text:p>28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10</text:p>
          </table:table-cell>
          <table:table-cell office:value-type="string">
            <text:p>dWRMP14 - Reservoirs - Abingdon 75+75 (SWOX/Lon) Phase 1 </text:p>
          </table:table-cell>
          <table:table-cell office:value-type="string">
            <text:p>Sop903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2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J232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11</text:p>
          </table:table-cell>
          <table:table-cell office:value-type="string">
            <text:p>dWRMP14 - Reservoirs - Abingdon 75+75 (Lon) Phase 2 </text:p>
          </table:table-cell>
          <table:table-cell office:value-type="string">
            <text:p>Sop905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3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J233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RES-UTR-0015</text:p>
          </table:table-cell>
          <table:table-cell office:value-type="string">
            <text:p>dWRMP14-New Reservoir Storage:River Regulation and Direct Supply-Abingdon50</text:p>
          </table:table-cell>
          <table:table-cell office:value-type="string">
            <text:p>Sop915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4]" office:value-type="float" office:value="103">
            <text:p>103.00 </text:p>
          </table:table-cell>
          <table:table-cell table:number-columns-repeated="2" table:style-name="ce22" office:value-type="float" office:value="103">
            <text:p>103.00 </text:p>
          </table:table-cell>
          <table:table-cell table:style-name="ce28" table:formula="of:=[.J234]" office:value-type="float" office:value="103">
            <text:p>10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50</text:p>
          </table:table-cell>
          <table:table-cell office:value-type="string">
            <text:p>dWRMP14-New Reservoir Storage:RiverRegulation&amp;Direct Supply-Chinnor 100 </text:p>
          </table:table-cell>
          <table:table-cell office:value-type="string">
            <text:p>Sop1097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5]" office:value-type="float" office:value="210">
            <text:p>210.00 </text:p>
          </table:table-cell>
          <table:table-cell table:number-columns-repeated="2" table:style-name="ce22" office:value-type="float" office:value="210">
            <text:p>210.00 </text:p>
          </table:table-cell>
          <table:table-cell table:style-name="ce28" table:formula="of:=[.J235]" office:value-type="float" office:value="210">
            <text:p>2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51</text:p>
          </table:table-cell>
          <table:table-cell office:value-type="string">
            <text:p>dWRMP-14-NewReservoirStorage:RiverRegulation &amp; DirectSupply-Chinnor 75</text:p>
          </table:table-cell>
          <table:table-cell office:value-type="string">
            <text:p>Sop1098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6]" office:value-type="float" office:value="155">
            <text:p>155.00 </text:p>
          </table:table-cell>
          <table:table-cell table:number-columns-repeated="2" table:style-name="ce22" office:value-type="float" office:value="155">
            <text:p>155.00 </text:p>
          </table:table-cell>
          <table:table-cell table:style-name="ce28" table:formula="of:=[.J236]" office:value-type="float" office:value="155">
            <text:p>15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60</text:p>
          </table:table-cell>
          <table:table-cell office:value-type="string">
            <text:p>dWRMP14-NewReservoirStorage:RiverRegulation &amp; DirectSupply - Longworth 30</text:p>
          </table:table-cell>
          <table:table-cell office:value-type="string">
            <text:p>Sop1099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7]" office:value-type="float" office:value="74">
            <text:p>74.00 </text:p>
          </table:table-cell>
          <table:table-cell table:number-columns-repeated="2" table:style-name="ce22" office:value-type="float" office:value="74">
            <text:p>74.00 </text:p>
          </table:table-cell>
          <table:table-cell table:style-name="ce28" table:formula="of:=[.J237]" office:value-type="float" office:value="74">
            <text:p>7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61</text:p>
          </table:table-cell>
          <table:table-cell office:value-type="string">
            <text:p>dWRMP14-NewReservoirStorage:RiverRegulation &amp; DirectSupply-Longworth 50</text:p>
          </table:table-cell>
          <table:table-cell office:value-type="string">
            <text:p>Sop1100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8]" office:value-type="float" office:value="103">
            <text:p>103.00 </text:p>
          </table:table-cell>
          <table:table-cell table:number-columns-repeated="2" table:style-name="ce22" office:value-type="float" office:value="103">
            <text:p>103.00 </text:p>
          </table:table-cell>
          <table:table-cell table:style-name="ce28" table:formula="of:=[.J238]" office:value-type="float" office:value="103">
            <text:p>10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70</text:p>
          </table:table-cell>
          <table:table-cell office:value-type="string">
            <text:p>dWRMP14-NewReservoir Storage:River Regulation and Direct Supply-Abingdon</text:p>
          </table:table-cell>
          <table:table-cell office:value-type="string">
            <text:p>Sop1101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39]" office:value-type="float" office:value="74">
            <text:p>74.00 </text:p>
          </table:table-cell>
          <table:table-cell table:number-columns-repeated="2" table:style-name="ce22" office:value-type="float" office:value="74">
            <text:p>74.00 </text:p>
          </table:table-cell>
          <table:table-cell table:style-name="ce28" table:formula="of:=[.J239]" office:value-type="float" office:value="74">
            <text:p>7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71</text:p>
          </table:table-cell>
          <table:table-cell office:value-type="string">
            <text:p>dWRMP14-NewReservoir Storage:RiverRegulation and Direct Supply-Abingdon125</text:p>
          </table:table-cell>
          <table:table-cell office:value-type="string">
            <text:p>Sop1102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J240]" office:value-type="float" office:value="252">
            <text:p>252.00 </text:p>
          </table:table-cell>
          <table:table-cell table:number-columns-repeated="2" table:style-name="ce22" office:value-type="float" office:value="252">
            <text:p>252.00 </text:p>
          </table:table-cell>
          <table:table-cell table:style-name="ce28" table:formula="of:=[.J240]" office:value-type="float" office:value="252">
            <text:p>25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NC-KEN-0730</text:p>
          </table:table-cell>
          <table:table-cell office:value-type="string">
            <text:p>dWRMP - Bulk Transfer: Release of network/treatment constraints-East Woodhay</text:p>
          </table:table-cell>
          <table:table-cell office:value-type="string">
            <text:p>Sop1103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RNC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J241]" office:value-type="float" office:value="4">
            <text:p>4.00 </text:p>
          </table:table-cell>
          <table:table-cell table:number-columns-repeated="2" table:style-name="ce22" office:value-type="float" office:value="4">
            <text:p>4.00 </text:p>
          </table:table-cell>
          <table:table-cell table:style-name="ce28" table:formula="of:=[.J241]" office:value-type="float" office:value="4">
            <text:p>4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NC-SWA-0560</text:p>
          </table:table-cell>
          <table:table-cell table:style-name="ce7" office:value-type="string">
            <text:p>dWRMP14-Bulk Transfer: Release of network/treatment constraints-Datchet NC Opt1</text:p>
          </table:table-cell>
          <table:table-cell table:style-name="ce7" office:value-type="string">
            <text:p>Sop880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A</text:p>
          </table:table-cell>
          <table:table-cell table:style-name="ce7" office:value-type="string">
            <text:p>RNC</text:p>
          </table:table-cell>
          <table:table-cell table:style-name="ce7"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.2">
            <text:p>5.2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NC-SWA-0720</text:p>
          </table:table-cell>
          <table:table-cell office:value-type="string">
            <text:p>WNI Hampden Bottom WTW - <text:s/>Provide three pressurised tanks - Min WLC</text:p>
          </table:table-cell>
          <table:table-cell office:value-type="string">
            <text:p>Sop1104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RNC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J243]" office:value-type="float" office:value="1">
            <text:p>1.00 </text:p>
          </table:table-cell>
          <table:table-cell table:number-columns-repeated="2" table:style-name="ce22" office:value-type="float" office:value="1">
            <text:p>1.00 </text:p>
          </table:table-cell>
          <table:table-cell table:style-name="ce28" table:formula="of:=[.J243]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224</text:p>
          </table:table-cell>
          <table:table-cell table:style-name="ce7" office:value-type="string">
            <text:p>dWRMP14-Raw Water Transfer-Longdon Marsh (via Cotswolds Canal)-50Mm3</text:p>
          </table:table-cell>
          <table:table-cell table:style-name="ce7" office:value-type="string">
            <text:p>Sop1105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8">
            <text:p>9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225</text:p>
          </table:table-cell>
          <table:table-cell table:style-name="ce7" office:value-type="string">
            <text:p>dWRMP14-Raw Water Transfer-Longdon Marsh (via Deerhurst Pipeline)-50Mm3</text:p>
          </table:table-cell>
          <table:table-cell table:style-name="ce7" office:value-type="string">
            <text:p>Sop1106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7">
            <text:p>20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228</text:p>
          </table:table-cell>
          <table:table-cell table:style-name="ce7" office:value-type="string">
            <text:p>dWRMP14-Raw Water Transfer-Longdon Marsh (via Deerhurst Pipeline)-89Mm3</text:p>
          </table:table-cell>
          <table:table-cell table:style-name="ce13" office:value-type="string">
            <text:p>Sop1107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15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7">
            <text:p>20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300</text:p>
          </table:table-cell>
          <table:table-cell table:style-name="ce7" office:value-type="string">
            <text:p>dWRMP14-Raw Water Transfer-Longdon Marsh (via Cotswolds Canal)-84Mm3 <text:s/>(Lon)</text:p>
          </table:table-cell>
          <table:table-cell table:style-name="ce7" office:value-type="string">
            <text:p>Sop1108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15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8">
            <text:p>9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362</text:p>
          </table:table-cell>
          <table:table-cell table:style-name="ce7" office:value-type="string">
            <text:p>dWRMP14-Raw Water Transfer-Unsupported STT Cotswold Canal 100 Ml/d (Lon)</text:p>
          </table:table-cell>
          <table:table-cell table:style-name="ce7" office:value-type="string">
            <text:p>Sop868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3">
            <text:p>23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363</text:p>
          </table:table-cell>
          <table:table-cell table:style-name="ce7" office:value-type="string">
            <text:p>dWRMP14 - Raw water Transfer - Unsupported STT Cotswold Canal 50 Ml/d (Lon)</text:p>
          </table:table-cell>
          <table:table-cell table:style-name="ce7" office:value-type="string">
            <text:p>Sop1109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620</text:p>
          </table:table-cell>
          <table:table-cell table:style-name="ce7" office:value-type="string">
            <text:p>dWRMP14-Raw water transfer-Unsupported STT Deerhurst 300 Ml/d (Lon)</text:p>
          </table:table-cell>
          <table:table-cell table:style-name="ce7" office:value-type="string">
            <text:p>Sop865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71">
            <text:p>71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621</text:p>
          </table:table-cell>
          <table:table-cell table:style-name="ce7" office:value-type="string">
            <text:p>dWRMP14-Raw water transfer-Unsupported STT Deerhurst 200 Ml/d (Lon)</text:p>
          </table:table-cell>
          <table:table-cell table:style-name="ce7" office:value-type="string">
            <text:p>Sop1110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5">
            <text:p>45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622</text:p>
          </table:table-cell>
          <table:table-cell table:style-name="ce7" office:value-type="string">
            <text:p>dWRMP14-Raw water transfer-Unsupported STT Deerhurst 100 Ml/d (Lon)</text:p>
          </table:table-cell>
          <table:table-cell table:style-name="ce7" office:value-type="string">
            <text:p>Sop1111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3">
            <text:p>23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7" office:value-type="string">
            <text:p>TWU-RTR-SWX-0280</text:p>
          </table:table-cell>
          <table:table-cell table:style-name="ce7" office:value-type="string">
            <text:p>dWRMP14-Raw water transfer-Oxford Canal Transfer B</text:p>
          </table:table-cell>
          <table:table-cell table:style-name="ce7" office:value-type="string">
            <text:p>Sop900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style-name="ce22" office:value-type="float" office:value="17">
            <text:p>17.00 </text:p>
          </table:table-cell>
          <table:table-cell table:style-name="ce28" office:value-type="float" office:value="17">
            <text:p>17.00 </text:p>
          </table:table-cell>
          <table:table-cell table:style-name="ce28" office:value-type="float" office:value="20.2">
            <text:p>20.20 </text:p>
          </table:table-cell>
          <table:table-cell table:style-name="ce22" office:value-type="float" office:value="17">
            <text:p>1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SWX-0740</text:p>
          </table:table-cell>
          <table:table-cell table:style-name="ce7" office:value-type="string">
            <text:p>dWRMP14-Bulk Transfers:Transfers-Wessex Water - Minety to Flaxlands SR</text:p>
          </table:table-cell>
          <table:table-cell table:style-name="ce7" office:value-type="string">
            <text:p>Sop1112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6">
            <text:p>6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SWX-0741</text:p>
          </table:table-cell>
          <table:table-cell table:style-name="ce7" office:value-type="string">
            <text:p>dWRMp14-Bulk Transfers: Transfers-Wessex Water - Minety to Ashton Keynes WTW</text:p>
          </table:table-cell>
          <table:table-cell table:style-name="ce7" office:value-type="string">
            <text:p>Sop1113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6">
            <text:p>6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SWX-0742</text:p>
          </table:table-cell>
          <table:table-cell table:style-name="ce7" office:value-type="string">
            <text:p>dWRMP14-Bulk Transfers: Transfers-Wessex Water - Minety to Blunsden SR </text:p>
          </table:table-cell>
          <table:table-cell table:style-name="ce7" office:value-type="string">
            <text:p>Sop1114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6">
            <text:p>6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SWX-0750</text:p>
          </table:table-cell>
          <table:table-cell table:style-name="ce7" office:value-type="string">
            <text:p>Anglian Water - Interzonal transfer External - Deanshanger SR to Overthorpe SR</text:p>
          </table:table-cell>
          <table:table-cell table:style-name="ce7" office:value-type="string">
            <text:p>Sop1115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226</text:p>
          </table:table-cell>
          <table:table-cell table:style-name="ce7" office:value-type="string">
            <text:p>dWRMP14-Raw Water Transfer-Longdon Marsh (via Cotswolds Canal)-50Mm3 - 2 Zone</text:p>
          </table:table-cell>
          <table:table-cell table:style-name="ce7" office:value-type="string">
            <text:p>Sop1116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8">
            <text:p>9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227</text:p>
          </table:table-cell>
          <table:table-cell table:style-name="ce7" office:value-type="string">
            <text:p>dWRMP14-Raw Water Transfer-Longdon Marsh (via Deerhurst Pipeline)-50Mm3-2 Zone</text:p>
          </table:table-cell>
          <table:table-cell table:style-name="ce7" office:value-type="string">
            <text:p>Sop1117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7">
            <text:p>20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229</text:p>
          </table:table-cell>
          <table:table-cell table:style-name="ce7" office:value-type="string">
            <text:p>dWRMP14-Raw Water Transfer-Longdon Marsh (via Deerhurst Pipeline)-89Mm3-2 Zone</text:p>
          </table:table-cell>
          <table:table-cell table:style-name="ce7" office:value-type="string">
            <text:p>Sop1118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15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7">
            <text:p>20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310</text:p>
          </table:table-cell>
          <table:table-cell table:style-name="ce7" office:value-type="string">
            <text:p>WRMP14-Raw Water Transfer-Longdon Marsh (via Cotswolds Canal)-89Mm3 - 2 Zone</text:p>
          </table:table-cell>
          <table:table-cell table:style-name="ce7" office:value-type="string">
            <text:p>Sop1119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15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8">
            <text:p>9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364</text:p>
          </table:table-cell>
          <table:table-cell table:style-name="ce7" office:value-type="string">
            <text:p>dWRMP14-Raw water transfer-Unsupported STT Cotswold Canal 100 Ml/d (Lon/SWOX)</text:p>
          </table:table-cell>
          <table:table-cell table:style-name="ce7" office:value-type="string">
            <text:p>Sop1120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3">
            <text:p>23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620</text:p>
          </table:table-cell>
          <table:table-cell table:style-name="ce7" office:value-type="string">
            <text:p>dWRMP14-Raw water transfer-Unsupported STT Deerhurst 300 Ml/d (Lon/SWOX)</text:p>
          </table:table-cell>
          <table:table-cell table:style-name="ce7" office:value-type="string">
            <text:p>Sop1121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71">
            <text:p>71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623</text:p>
          </table:table-cell>
          <table:table-cell table:style-name="ce7" office:value-type="string">
            <text:p>dWRMP14-Raw water transfer-Unsupported STT Deerhurst 200 Ml/d (Lon/SWOX)</text:p>
          </table:table-cell>
          <table:table-cell table:style-name="ce7" office:value-type="string">
            <text:p>Sop1122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5">
            <text:p>45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624</text:p>
          </table:table-cell>
          <table:table-cell table:style-name="ce7" office:value-type="string">
            <text:p>dWRMP14-Raw water transfer-Unsupported STT Deerhurst 100 Ml/d (Lon/SWOX)</text:p>
          </table:table-cell>
          <table:table-cell table:style-name="ce7" office:value-type="string">
            <text:p>Sop1123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3">
            <text:p>23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625</text:p>
          </table:table-cell>
          <table:table-cell table:style-name="ce7" office:value-type="string">
            <text:p>dWRMP14 - Raw water Transfer - Unsupported STT Cotswold Canal 50 Ml/d (Lon/SWOX)</text:p>
          </table:table-cell>
          <table:table-cell table:style-name="ce7" office:value-type="string">
            <text:p>Sop1124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ASR-VW2-0611</text:p>
          </table:table-cell>
          <table:table-cell office:value-type="string">
            <text:p>VWC-ASR-VW2-611 : Ruislip, Northwood &amp; Poorsfield Artificial Recharge</text:p>
          </table:table-cell>
          <table:table-cell office:value-type="string">
            <text:p>Sop1125_ph2b</text:p>
          </table:table-cell>
          <table:table-cell office:value-type="string">
            <text:p>VW</text:p>
          </table:table-cell>
          <table:table-cell office:value-type="string">
            <text:p>VW2</text:p>
          </table:table-cell>
          <table:table-cell office:value-type="string">
            <text:p>ASR</text:p>
          </table:table-cell>
          <table:table-cell office:value-type="float" office:value="2025">
            <text:p>2025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ASR-VW4-0174</text:p>
          </table:table-cell>
          <table:table-cell office:value-type="string">
            <text:p>VWC-ASR-VW4-174 : Egham ASR</text:p>
          </table:table-cell>
          <table:table-cell office:value-type="string">
            <text:p>Sop1127_ph2b</text:p>
          </table:table-cell>
          <table:table-cell office:value-type="string">
            <text:p>VW</text:p>
          </table:table-cell>
          <table:table-cell office:value-type="string">
            <text:p>VW4</text:p>
          </table:table-cell>
          <table:table-cell office:value-type="string">
            <text:p>ASR</text:p>
          </table:table-cell>
          <table:table-cell office:value-type="float" office:value="2025">
            <text:p>2025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ASR-VW5-0877</text:p>
          </table:table-cell>
          <table:table-cell office:value-type="string">
            <text:p>VWC-ASR-VW5-877 : Essex Confined Chalk Aquifer, with Artificial Recharge and Storage (Combined revision of Options 50, 191, 328 and 341)</text:p>
          </table:table-cell>
          <table:table-cell office:value-type="string">
            <text:p>Sop1128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FF-VW3-0180</text:p>
          </table:table-cell>
          <table:table-cell office:value-type="string">
            <text:p>VWC-EFF-VW3-133 : Stevenage STW </text:p>
          </table:table-cell>
          <table:table-cell office:value-type="string">
            <text:p>Sop928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FF</text:p>
          </table:table-cell>
          <table:table-cell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1-0070</text:p>
          </table:table-cell>
          <table:table-cell office:value-type="string">
            <text:p>VWC-EGW-VW1-70 : Little Gaddesden Source Optimisation</text:p>
          </table:table-cell>
          <table:table-cell office:value-type="string">
            <text:p>Sop1130_ph2b</text:p>
          </table:table-cell>
          <table:table-cell office:value-type="string">
            <text:p>VW</text:p>
          </table:table-cell>
          <table:table-cell office:value-type="string">
            <text:p>VW1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11">
            <text:p>0.11 </text:p>
          </table:table-cell>
          <table:table-cell table:style-name="ce22" office:value-type="float" office:value="0.91">
            <text:p>0.91 </text:p>
          </table:table-cell>
          <table:table-cell table:style-name="ce22" office:value-type="float" office:value="0.11">
            <text:p>0.11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1-0884</text:p>
          </table:table-cell>
          <table:table-cell office:value-type="string">
            <text:p>VWC-EGW-VW1-884 : Hunton Bridge source - add borehole to achieve full licence capacity</text:p>
          </table:table-cell>
          <table:table-cell office:value-type="string">
            <text:p>Sop1132_ph2b</text:p>
          </table:table-cell>
          <table:table-cell office:value-type="string">
            <text:p>VW</text:p>
          </table:table-cell>
          <table:table-cell office:value-type="string">
            <text:p>VW1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4">
            <text:p>1.40 </text:p>
          </table:table-cell>
          <table:table-cell table:style-name="ce22" office:value-type="float" office:value="4.4">
            <text:p>4.40 </text:p>
          </table:table-cell>
          <table:table-cell table:style-name="ce22" office:value-type="float" office:value="1.4">
            <text:p>1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2-0090</text:p>
          </table:table-cell>
          <table:table-cell office:value-type="string">
            <text:p>VWC-EGW-VW2-090 : Stonecross Source Optimisation</text:p>
          </table:table-cell>
          <table:table-cell office:value-type="string">
            <text:p>Sop1133_ph2b</text:p>
          </table:table-cell>
          <table:table-cell office:value-type="string">
            <text:p>VW</text:p>
          </table:table-cell>
          <table:table-cell office:value-type="string">
            <text:p>VW2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0.41">
            <text:p>0.41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GW-VW2-0601</text:p>
          </table:table-cell>
          <table:table-cell office:value-type="string">
            <text:p>VWC-EGW-VW2-601 : The Grove Peak Water Scheme</text:p>
          </table:table-cell>
          <table:table-cell office:value-type="string">
            <text:p>Sop1134_ph2b</text:p>
          </table:table-cell>
          <table:table-cell office:value-type="string">
            <text:p>VW</text:p>
          </table:table-cell>
          <table:table-cell office:value-type="string">
            <text:p>VW2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3" office:value-type="float" office:value="0">
            <text:p>0.00 </text:p>
          </table:table-cell>
          <table:table-cell table:style-name="ce22" office:value-type="float" office:value="0.78">
            <text:p>0.78 </text:p>
          </table:table-cell>
          <table:table-cell table:style-name="ce23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GW-VW3-0100</text:p>
          </table:table-cell>
          <table:table-cell office:value-type="string">
            <text:p>VWC-EGW-VW3-0100 : Eagle Tavern Source Optimisation</text:p>
          </table:table-cell>
          <table:table-cell office:value-type="string">
            <text:p>Sop1137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27">
            <text:p>1.27 </text:p>
          </table:table-cell>
          <table:table-cell table:style-name="ce22" office:value-type="float" office:value="1.9">
            <text:p>1.90 </text:p>
          </table:table-cell>
          <table:table-cell table:style-name="ce22" office:value-type="float" office:value="1.27">
            <text:p>1.2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3-0260</text:p>
          </table:table-cell>
          <table:table-cell office:value-type="string">
            <text:p>VWC-NGW-VW3-511 : Runleywood (Greensand) - peak licence</text:p>
          </table:table-cell>
          <table:table-cell office:value-type="string">
            <text:p>Sop929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3-0390</text:p>
          </table:table-cell>
          <table:table-cell office:value-type="string">
            <text:p>VWC-NGW-VW3-548 : Hartham borehole replacement for PORT </text:p>
          </table:table-cell>
          <table:table-cell office:value-type="string">
            <text:p>Sop926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31">
            <text:p>0.31 </text:p>
          </table:table-cell>
          <table:table-cell table:style-name="ce22" office:value-type="float" office:value="0.66">
            <text:p>0.66 </text:p>
          </table:table-cell>
          <table:table-cell table:style-name="ce22" office:value-type="float" office:value="0.31">
            <text:p>0.31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3-0502</text:p>
          </table:table-cell>
          <table:table-cell office:value-type="string">
            <text:p>VWC-EGW-VW3-502 : Musley Lane Peak Licence Scheme</text:p>
          </table:table-cell>
          <table:table-cell office:value-type="string">
            <text:p>Sop1140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2">
            <text:p>2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GW-VW3-0880</text:p>
          </table:table-cell>
          <table:table-cell office:value-type="string">
            <text:p>VWC-EGW-VW3-880 : Hatfield Group Peak Optimisation Scheme</text:p>
          </table:table-cell>
          <table:table-cell office:value-type="string">
            <text:p>Sop1141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VWC-EGW-VW-0883</text:p>
          </table:table-cell>
          <table:table-cell table:style-name="ce4" office:value-type="string">
            <text:p>VWC-EGW-VW-883 : Purchase of Private Water Supplies in or adjacent to VWC or VWSE areas</text:p>
          </table:table-cell>
          <table:table-cell table:style-name="ce4" office:value-type="string">
            <text:p>Sop1129_ph2b</text:p>
          </table:table-cell>
          <table:table-cell office:value-type="string">
            <text:p>VW</text:p>
          </table:table-cell>
          <table:table-cell office:value-type="string">
            <text:p>VW4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5-0104</text:p>
          </table:table-cell>
          <table:table-cell office:value-type="string">
            <text:p>VWC-EGW-VW5-104 : Hadham Mill Source Optimisation</text:p>
          </table:table-cell>
          <table:table-cell office:value-type="string">
            <text:p>Sop1142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2.55">
            <text:p>2.55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5-0300</text:p>
          </table:table-cell>
          <table:table-cell office:value-type="string">
            <text:p>VWC-EGW-VW5-169 : Stanstead - licence </text:p>
          </table:table-cell>
          <table:table-cell office:value-type="string">
            <text:p>Sop949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0000000001">
            <text:p>0.00 </text:p>
          </table:table-cell>
          <table:table-cell table:style-name="ce22" office:value-type="float" office:value="2.29">
            <text:p>2.29 </text:p>
          </table:table-cell>
          <table:table-cell table:style-name="ce22" office:value-type="float" office:value="0.0000000001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5-0340</text:p>
          </table:table-cell>
          <table:table-cell office:value-type="string">
            <text:p>VWC-EGW-VW5-160 : Hempstead Source Optimisation</text:p>
          </table:table-cell>
          <table:table-cell office:value-type="string">
            <text:p>Sop1143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57">
            <text:p>0.57 </text:p>
          </table:table-cell>
          <table:table-cell table:style-name="ce22" office:value-type="float" office:value="1.68">
            <text:p>1.68 </text:p>
          </table:table-cell>
          <table:table-cell table:style-name="ce22" office:value-type="float" office:value="0.57">
            <text:p>0.5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5-0882</text:p>
          </table:table-cell>
          <table:table-cell office:value-type="string">
            <text:p>VWS-EGW-VW5-882 : Wenden Upgrade</text:p>
          </table:table-cell>
          <table:table-cell office:value-type="string">
            <text:p>Sop1145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1">
            <text:p>1.1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6-0173</text:p>
          </table:table-cell>
          <table:table-cell office:value-type="string">
            <text:p>VWC-EGW-VW6-173 : Clandon Source Optimisation</text:p>
          </table:table-cell>
          <table:table-cell office:value-type="string">
            <text:p>Sop1146_ph2b</text:p>
          </table:table-cell>
          <table:table-cell office:value-type="string">
            <text:p>VW</text:p>
          </table:table-cell>
          <table:table-cell office:value-type="string">
            <text:p>VW6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27">
            <text:p>0.2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6-0360</text:p>
          </table:table-cell>
          <table:table-cell office:value-type="string">
            <text:p>VWC-EGW-VW6-005 : Horseley Source Recommissioning</text:p>
          </table:table-cell>
          <table:table-cell office:value-type="string">
            <text:p>Sop1147_ph2b</text:p>
          </table:table-cell>
          <table:table-cell office:value-type="string">
            <text:p>VW</text:p>
          </table:table-cell>
          <table:table-cell office:value-type="string">
            <text:p>VW6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4">
            <text:p>0.40 </text:p>
          </table:table-cell>
          <table:table-cell table:style-name="ce22" office:value-type="float" office:value="0.6">
            <text:p>0.60 </text:p>
          </table:table-cell>
          <table:table-cell table:style-name="ce22" office:value-type="float" office:value="0.4">
            <text:p>0.4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SW-VW6-801</text:p>
          </table:table-cell>
          <table:table-cell office:value-type="string">
            <text:p>VWC-ESW-VW6-801 : Surface Water Treatment (Slow Sand Filtration)</text:p>
          </table:table-cell>
          <table:table-cell office:value-type="string">
            <text:p>Sop1148_ph2b</text:p>
          </table:table-cell>
          <table:table-cell office:value-type="string">
            <text:p>VW</text:p>
          </table:table-cell>
          <table:table-cell table:style-name="ce4" office:value-type="string">
            <text:p>VW6</text:p>
          </table:table-cell>
          <table:table-cell office:value-type="string">
            <text:p>ES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3" office:value-type="float" office:value="0">
            <text:p>0.00 </text:p>
          </table:table-cell>
          <table:table-cell table:style-name="ce22" office:value-type="float" office:value="10">
            <text:p>10.00 </text:p>
          </table:table-cell>
          <table:table-cell table:style-name="ce23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NGW-VW3-0310</text:p>
          </table:table-cell>
          <table:table-cell office:value-type="string">
            <text:p>VWC-NGW-VW3-114 : Luton Groundwater </text:p>
          </table:table-cell>
          <table:table-cell office:value-type="string">
            <text:p>Sop934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NGW</text:p>
          </table:table-cell>
          <table:table-cell office:value-type="float" office:value="2025">
            <text:p>2025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VWC-NGW-VW3-0503</text:p>
          </table:table-cell>
          <table:table-cell table:style-name="ce4" office:value-type="string">
            <text:p>VWC-NGW-VW3-503 : Northaw New Licence</text:p>
          </table:table-cell>
          <table:table-cell office:value-type="string">
            <text:p>Sop1149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N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5">
            <text:p>0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C-NGW-VW3-868</text:p>
          </table:table-cell>
          <table:table-cell table:style-name="ce7" office:value-type="string">
            <text:p>VWC-NGW-VW3-868 : McMullens bulk supply</text:p>
          </table:table-cell>
          <table:table-cell table:style-name="ce7" office:value-type="string">
            <text:p>Sop1150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RTR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5">
            <text:p>0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NGW-VW4-0412</text:p>
          </table:table-cell>
          <table:table-cell office:value-type="string">
            <text:p>VWC-NGW-VW4-412 : Hillingdon Hospital boreholes</text:p>
          </table:table-cell>
          <table:table-cell office:value-type="string">
            <text:p>Sop1151_ph2b</text:p>
          </table:table-cell>
          <table:table-cell office:value-type="string">
            <text:p>VW</text:p>
          </table:table-cell>
          <table:table-cell office:value-type="string">
            <text:p>VW4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66">
            <text:p>0.66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7" office:value-type="string">
            <text:p>VWC-NGW-VW4-422</text:p>
          </table:table-cell>
          <table:table-cell table:style-name="ce7" office:value-type="string">
            <text:p>VWC-NGW-VW4-422 : Slough GSK Horlicks Factory borehole excess supply</text:p>
          </table:table-cell>
          <table:table-cell table:style-name="ce7" office:value-type="string">
            <text:p>Sop938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RTR</text:p>
          </table:table-cell>
          <table:table-cell table:style-name="ce7"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7" office:value-type="string">
            <text:p>VWC-NGW-VW4-624</text:p>
          </table:table-cell>
          <table:table-cell table:style-name="ce7" office:value-type="string">
            <text:p>VWC-NGW-VW4-624 : Canals &amp; Rivers Trust - Slough Arm borehole</text:p>
          </table:table-cell>
          <table:table-cell table:style-name="ce7" office:value-type="string">
            <text:p>Sop940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RTR</text:p>
          </table:table-cell>
          <table:table-cell table:style-name="ce7"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C-NGW-VW4-840</text:p>
          </table:table-cell>
          <table:table-cell table:style-name="ce7" office:value-type="string">
            <text:p>VWC-NGW-VW4-840 : GSK (Uxbridge)</text:p>
          </table:table-cell>
          <table:table-cell table:style-name="ce7" office:value-type="string">
            <text:p>Sop1171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RTR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NGW-VW5-0170</text:p>
          </table:table-cell>
          <table:table-cell office:value-type="string">
            <text:p>VWC-NGW-VW5-342 : Essex Confined Aquifer - No Storage</text:p>
          </table:table-cell>
          <table:table-cell office:value-type="string">
            <text:p>Sop943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NGW</text:p>
          </table:table-cell>
          <table:table-cell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NGW-VW5-0513</text:p>
          </table:table-cell>
          <table:table-cell office:value-type="string">
            <text:p>VWC-NGW-VW5-513 : Stebbing Licence Scheme</text:p>
          </table:table-cell>
          <table:table-cell office:value-type="string">
            <text:p>Sop1153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">
            <text:p>1.0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RES-VW1-0815</text:p>
          </table:table-cell>
          <table:table-cell office:value-type="string">
            <text:p>VWC-RES-VW1-815 : Edelsborough Reservoir</text:p>
          </table:table-cell>
          <table:table-cell office:value-type="string">
            <text:p>Sop1154_ph2b</text:p>
          </table:table-cell>
          <table:table-cell office:value-type="string">
            <text:p>VW</text:p>
          </table:table-cell>
          <table:table-cell office:value-type="string">
            <text:p>VW1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2.7">
            <text:p>2.70 </text:p>
          </table:table-cell>
          <table:table-cell table:style-name="ce22" office:value-type="float" office:value="3.5">
            <text:p>3.50 </text:p>
          </table:table-cell>
          <table:table-cell table:style-name="ce22" office:value-type="float" office:value="2.7">
            <text:p>2.7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RES-VW4-0832</text:p>
          </table:table-cell>
          <table:table-cell office:value-type="string">
            <text:p>VWC-RES-VW4-832 : Brent Reservoir</text:p>
          </table:table-cell>
          <table:table-cell office:value-type="string">
            <text:p>Sop1155_ph2b</text:p>
          </table:table-cell>
          <table:table-cell office:value-type="string">
            <text:p>VW</text:p>
          </table:table-cell>
          <table:table-cell office:value-type="string">
            <text:p>VW4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4.5">
            <text:p>14.50 </text:p>
          </table:table-cell>
          <table:table-cell table:style-name="ce22" office:value-type="float" office:value="18.85">
            <text:p>18.85 </text:p>
          </table:table-cell>
          <table:table-cell table:style-name="ce22" office:value-type="float" office:value="14.5">
            <text:p>14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RES-VW5-0809</text:p>
          </table:table-cell>
          <table:table-cell office:value-type="string">
            <text:p>VWC-RES-VW5-809 : Birds Green Reservoir</text:p>
          </table:table-cell>
          <table:table-cell office:value-type="string">
            <text:p>Sop1156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6.4">
            <text:p>6.40 </text:p>
          </table:table-cell>
          <table:table-cell table:style-name="ce22" office:value-type="float" office:value="8.32">
            <text:p>8.32 </text:p>
          </table:table-cell>
          <table:table-cell table:style-name="ce22" office:value-type="float" office:value="6.4">
            <text:p>6.4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RES-VW5-0810</text:p>
          </table:table-cell>
          <table:table-cell office:value-type="string">
            <text:p>VWC-RES-VW5-810 : Church End Reservoir</text:p>
          </table:table-cell>
          <table:table-cell office:value-type="string">
            <text:p>Sop1157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.3">
            <text:p>1.30 </text:p>
          </table:table-cell>
          <table:table-cell table:style-name="ce22" office:value-type="float" office:value="1.7">
            <text:p>1.70 </text:p>
          </table:table-cell>
          <table:table-cell table:style-name="ce22" office:value-type="float" office:value="1.3">
            <text:p>1.3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RES-VW6-0829</text:p>
          </table:table-cell>
          <table:table-cell office:value-type="string">
            <text:p>VWC-RES-VW6-829 : West End Reservoir</text:p>
          </table:table-cell>
          <table:table-cell office:value-type="string">
            <text:p>Sop1158_ph2b</text:p>
          </table:table-cell>
          <table:table-cell office:value-type="string">
            <text:p>VW</text:p>
          </table:table-cell>
          <table:table-cell office:value-type="string">
            <text:p>VW6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4.3">
            <text:p>4.30 </text:p>
          </table:table-cell>
          <table:table-cell table:style-name="ce22" office:value-type="float" office:value="5.6">
            <text:p>5.60 </text:p>
          </table:table-cell>
          <table:table-cell table:style-name="ce22" office:value-type="float" office:value="4.3">
            <text:p>4.3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C-RNC-VW2-622</text:p>
          </table:table-cell>
          <table:table-cell table:style-name="ce7" office:value-type="string">
            <text:p>VWC-RNC-VW2-622 : Hilfield Park Dual Pump Option</text:p>
          </table:table-cell>
          <table:table-cell table:style-name="ce7" office:value-type="string">
            <text:p>Sop1172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2</text:p>
          </table:table-cell>
          <table:table-cell table:style-name="ce7" office:value-type="string">
            <text:p>RNC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style-name="ce22" office:value-type="float" office:value="0">
            <text:p>0.00 </text:p>
          </table:table-cell>
          <table:table-cell table:style-name="ce28" office:value-type="float" office:value="0">
            <text:p>0.00 </text:p>
          </table:table-cell>
          <table:table-cell table:style-name="ce28" office:value-type="float" office:value="28">
            <text:p>28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7" office:value-type="string">
            <text:p>VWC-RTR-VW3-023</text:p>
          </table:table-cell>
          <table:table-cell table:style-name="ce7" office:value-type="string">
            <text:p>VWC-RTR-VW3-23 : ANGL Extension</text:p>
          </table:table-cell>
          <table:table-cell table:style-name="ce14" office:value-type="string">
            <text:p>Sop935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RTR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style-name="ce22" office:value-type="float" office:value="36">
            <text:p>36.00 </text:p>
          </table:table-cell>
          <table:table-cell table:style-name="ce28" office:value-type="float" office:value="36">
            <text:p>36.00 </text:p>
          </table:table-cell>
          <table:table-cell table:style-name="ce28" office:value-type="float" office:value="44">
            <text:p>44.00 </text:p>
          </table:table-cell>
          <table:table-cell table:style-name="ce22" office:value-type="float" office:value="36">
            <text:p>36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C-RTR-VW5-161</text:p>
          </table:table-cell>
          <table:table-cell table:style-name="ce7" office:value-type="string">
            <text:p>VWC-RTR-VW5-161 : Lowersfield Bulk Import Increase</text:p>
          </table:table-cell>
          <table:table-cell table:style-name="ce7" office:value-type="string">
            <text:p>Sop1159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5</text:p>
          </table:table-cell>
          <table:table-cell table:style-name="ce7" office:value-type="string">
            <text:p>RTR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style-name="ce22" office:value-type="float" office:value="2">
            <text:p>2.00 </text:p>
          </table:table-cell>
          <table:table-cell table:style-name="ce28" office:value-type="float" office:value="2">
            <text:p>2.00 </text:p>
          </table:table-cell>
          <table:table-cell table:style-name="ce28" office:value-type="float" office:value="4">
            <text:p>4.0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ASR-VWS-0397</text:p>
          </table:table-cell>
          <table:table-cell office:value-type="string">
            <text:p>VWS-ASR-VWSE-307 : Aquifer Storage and Recharge</text:p>
          </table:table-cell>
          <table:table-cell office:value-type="string">
            <text:p>Sop1160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ASR</text:p>
          </table:table-cell>
          <table:table-cell office:value-type="float" office:value="2025">
            <text:p>2025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S-DES-VWS-0020</text:p>
          </table:table-cell>
          <table:table-cell office:value-type="string">
            <text:p>VWS-DES-VWS-008 : Hythe Beach Wells RO Desal (brackish water)</text:p>
          </table:table-cell>
          <table:table-cell office:value-type="string">
            <text:p>Sop951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DES-VWS-0030</text:p>
          </table:table-cell>
          <table:table-cell office:value-type="string">
            <text:p>VWS-DES-VWS-309 : Full Desalination Scheme</text:p>
          </table:table-cell>
          <table:table-cell office:value-type="string">
            <text:p>Sop952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EFF-VWS-0060</text:p>
          </table:table-cell>
          <table:table-cell office:value-type="string">
            <text:p>VWS-EFF-VWS-294 : BROB <text:s/>Effluent Reclamation</text:p>
          </table:table-cell>
          <table:table-cell office:value-type="string">
            <text:p>Sop954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EFF-VWS-0070</text:p>
          </table:table-cell>
          <table:table-cell office:value-type="string">
            <text:p>VWS-EFF-VWS-605 : HYWW Effluent Reuse Scheme</text:p>
          </table:table-cell>
          <table:table-cell office:value-type="string">
            <text:p>Sop955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EGW-VWS-0050</text:p>
          </table:table-cell>
          <table:table-cell office:value-type="string">
            <text:p>VWS-EGW-VWS-629 : Lye Oak (SLYE) licence recovery </text:p>
          </table:table-cell>
          <table:table-cell office:value-type="string">
            <text:p>Sop957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14">
            <text:p>0.14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S-NGW-VW3-134</text:p>
          </table:table-cell>
          <table:table-cell table:style-name="ce7" office:value-type="string">
            <text:p>VWS-NGW-VW3-134 : Vauxhall Groundwater</text:p>
          </table:table-cell>
          <table:table-cell table:style-name="ce7" office:value-type="string">
            <text:p>Sop933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">
            <text:p>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S-RES-VWS-0834</text:p>
          </table:table-cell>
          <table:table-cell office:value-type="string">
            <text:p>VWS-RES-VWS-834 : Wooton Reservoir</text:p>
          </table:table-cell>
          <table:table-cell office:value-type="string">
            <text:p>Sop1162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RES</text:p>
          </table:table-cell>
          <table:table-cell office:value-type="float" office:value="2017">
            <text:p>2017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6.5">
            <text:p>6.5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S-RES-VWS-0838</text:p>
          </table:table-cell>
          <table:table-cell office:value-type="string">
            <text:p>VWS-RES-VWS-838 : Sellinge Reservoir</text:p>
          </table:table-cell>
          <table:table-cell office:value-type="string">
            <text:p>Sop1163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RES</text:p>
          </table:table-cell>
          <table:table-cell office:value-type="float" office:value="2017">
            <text:p>2017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2" office:value-type="float" office:value="2.6">
            <text:p>2.6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RNC-VWS-627</text:p>
          </table:table-cell>
          <table:table-cell office:value-type="string">
            <text:p>VWS-RNC-VWS-627 : World's Wonder Network Improvement</text:p>
          </table:table-cell>
          <table:table-cell office:value-type="string">
            <text:p>Sop958_ph2b</text:p>
          </table:table-cell>
          <table:table-cell office:value-type="string">
            <text:p>VW</text:p>
          </table:table-cell>
          <table:table-cell table:style-name="ce4" office:value-type="string">
            <text:p>VWS</text:p>
          </table:table-cell>
          <table:table-cell office:value-type="string">
            <text:p>RNC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6">
            <text:p>0.60 </text:p>
          </table:table-cell>
          <table:table-cell table:style-name="ce22" office:value-type="float" office:value="1.4">
            <text:p>1.40 </text:p>
          </table:table-cell>
          <table:table-cell table:style-name="ce22" office:value-type="float" office:value="0.6">
            <text:p>0.6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WS-WTW-HSO-0285</text:p>
          </table:table-cell>
          <table:table-cell table:style-name="ce4" office:value-type="string">
            <text:p>Testwood WSW New DAF plant to utilise full licence</text:p>
          </table:table-cell>
          <table:table-cell table:style-name="ce4" office:value-type="string">
            <text:p>Sop1179_ph2b</text:p>
          </table:table-cell>
          <table:table-cell table:style-name="ce4" office:value-type="string">
            <text:p>SWS</text:p>
          </table:table-cell>
          <table:table-cell table:style-name="ce4" office:value-type="string">
            <text:p>HSO</text:p>
          </table:table-cell>
          <table:table-cell table:style-name="ce4" office:value-type="string">
            <text:p>WTW</text:p>
          </table:table-cell>
          <table:table-cell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office:value-type="float" office:value="31">
            <text:p>31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VWS-RNC-VWS-900</text:p>
          </table:table-cell>
          <table:table-cell table:style-name="ce4" office:value-type="string">
            <text:p>VWS-RNC-VWS-900 : Dover Constraint Removal</text:p>
          </table:table-cell>
          <table:table-cell table:style-name="ce4" office:value-type="string">
            <text:p>Sop1180_ph2b</text:p>
          </table:table-cell>
          <table:table-cell table:style-name="ce4" office:value-type="string">
            <text:p>VW</text:p>
          </table:table-cell>
          <table:table-cell table:style-name="ce4" office:value-type="string">
            <text:p>VWS</text:p>
          </table:table-cell>
          <table:table-cell table:style-name="ce4" office:value-type="string">
            <text:p>RNC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11" office:value-type="string">
            <text:p>SWS-RES-HSO-9999</text:p>
          </table:table-cell>
          <table:table-cell table:style-name="ce11" office:value-type="string">
            <text:p>Retrieval Testwood ExDO <text:s/>40 Ml/d</text:p>
          </table:table-cell>
          <table:table-cell table:style-name="ce11" office:value-type="string">
            <text:p>Sop2001_ph2b</text:p>
          </table:table-cell>
          <table:table-cell table:style-name="ce11" office:value-type="string">
            <text:p>SWS</text:p>
          </table:table-cell>
          <table:table-cell table:style-name="ce11" office:value-type="string">
            <text:p>TES</text:p>
          </table:table-cell>
          <table:table-cell table:style-name="ce11" office:value-type="string">
            <text:p>ESW</text:p>
          </table:table-cell>
          <table:table-cell table:style-name="ce20" office:value-type="float" office:value="2015">
            <text:p>2015</text:p>
          </table:table-cell>
          <table:table-cell table:style-name="ce20" office:value-type="float" office:value="60">
            <text:p>60</text:p>
          </table:table-cell>
          <table:table-cell table:number-columns-repeated="4" table:style-name="ce20" office:value-type="float" office:value="40">
            <text:p>40</text:p>
          </table:table-cell>
          <table:table-cell table:number-columns-repeated="14"/>
          <table:table-cell table:style-name="ce29"/>
        </table:table-row>
        <table:table-row table:style-name="ro2">
          <table:table-cell table:number-columns-repeated="27"/>
        </table:table-row>
        <table:table-row table:style-name="ro1">
          <table:table-cell office:value-type="string">
            <text:p>TWU-RTR-LON-0610</text:p>
          </table:table-cell>
          <table:table-cell office:value-type="string">
            <text:p>Reduction in existing Chigwell bulk supply to Essex &amp; Suffolk (after Abberton raising)</text:p>
          </table:table-cell>
          <table:table-cell table:style-name="ce4" office:value-type="string">
            <text:p>Sop864_ph2b</text:p>
          </table:table-cell>
          <table:table-cell table:style-name="ce4" office:value-type="string">
            <text:p>TWU</text:p>
          </table:table-cell>
          <table:table-cell table:style-name="ce4" office:value-type="string">
            <text:p>LON</text:p>
          </table:table-cell>
          <table:table-cell table:style-name="ce4" office:value-type="string">
            <text:p>RTR</text:p>
          </table:table-cell>
          <table:table-cell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4" office:value-type="string">
            <text:p>XXX row319</text:p>
          </table:table-cell>
          <table:table-cell table:number-columns-repeated="14"/>
          <table:table-cell table:style-name="ce29"/>
        </table:table-row>
        <table:table-row table:style-name="ro2" table:number-rows-repeated="1048255">
          <table:table-cell table:number-columns-repeated="27"/>
        </table:table-row>
        <table:table-row table:style-name="ro3">
          <table:table-cell table:number-columns-repeated="27"/>
        </table:table-row>
        <table:table-row table:style-name="ro3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/>
      <number:text> </number:text>
    </number:number-style>
    <number:number-style style:name="N125">
      <style:text-properties fo:color="#ff0000"/>
      <number:text>-</number:text>
      <number:number number:decimal-places="2" number:min-integer-digits="1"/>
      <number:text> </number:text>
      <style:map style:condition="value()&gt;=0" style:apply-style-name="N125P0"/>
    </number:number-style>
    <number:number-style style:name="N126">
      <number:number number:decimal-places="3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6" number:min-integer-digits="1"/>
    </number:number-style>
    <number:number-style style:name="N129P0" style:volatile="true">
      <number:number number:decimal-places="1" number:min-integer-digits="1"/>
      <number:text> </number:text>
    </number:number-style>
    <number:number-style style:name="N129">
      <style:text-properties fo:color="#ff0000"/>
      <number:text>-</number:text>
      <number:number number:decimal-places="1" number:min-integer-digits="1"/>
      <number:text> </number:text>
      <style:map style:condition="value()&gt;=0" style:apply-style-name="N129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12_5f_1_5f_1" style:display-name="Excel_CondFormat_12_1_1" style:family="table-cell" style:parent-style-name="Default">
      <style:table-cell-properties fo:background-color="#ff99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13:32:47</meta:creation-date>
    <dc:date>2013-08-29T14:20:51</dc:date>
    <meta:editing-duration>PT46M35S</meta:editing-duration>
    <meta:editing-cycles>11</meta:editing-cycles>
    <meta:generator>LibreOffice/4.0.2.2$Linux_X86_64 LibreOffice_project/400m0$Build-2</meta:generator>
    <meta:document-statistic meta:table-count="1" meta:cell-count="3808" meta:object-count="0"/>
  </office:meta>
</office:document-meta>
</file>